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" svg:font-family="Sans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9.01pt"/>
    </style:style>
    <style:style style:name="co2" style:family="table-column">
      <style:table-column-properties fo:break-before="auto" style:column-width="152.36pt"/>
    </style:style>
    <style:style style:name="co3" style:family="table-column">
      <style:table-column-properties fo:break-before="auto" style:column-width="359.21pt"/>
    </style:style>
    <style:style style:name="co4" style:family="table-column">
      <style:table-column-properties fo:break-before="auto" style:column-width="332.19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100.01pt"/>
    </style:style>
    <style:style style:name="co8" style:family="table-column">
      <style:table-column-properties fo:break-before="auto" style:column-width="104.74pt"/>
    </style:style>
    <style:style style:name="co9" style:family="table-column">
      <style:table-column-properties fo:break-before="auto" style:column-width="143.55pt"/>
    </style:style>
    <style:style style:name="co10" style:family="table-column">
      <style:table-column-properties fo:break-before="auto" style:column-width="241.85pt"/>
    </style:style>
    <style:style style:name="co11" style:family="table-column">
      <style:table-column-properties fo:break-before="auto" style:column-width="90.06pt"/>
    </style:style>
    <style:style style:name="co12" style:family="table-column">
      <style:table-column-properties fo:break-before="auto" style:column-width="140.51pt"/>
    </style:style>
    <style:style style:name="co13" style:family="table-column">
      <style:table-column-properties fo:break-before="auto" style:column-width="94.11pt"/>
    </style:style>
    <style:style style:name="co14" style:family="table-column">
      <style:table-column-properties fo:break-before="auto" style:column-width="73.84pt"/>
    </style:style>
    <style:style style:name="co15" style:family="table-column">
      <style:table-column-properties fo:break-before="auto" style:column-width="102.9pt"/>
    </style:style>
    <style:style style:name="co16" style:family="table-column">
      <style:table-column-properties fo:break-before="auto" style:column-width="105.11pt"/>
    </style:style>
    <style:style style:name="co17" style:family="table-column">
      <style:table-column-properties fo:break-before="auto" style:column-width="187.8pt"/>
    </style:style>
    <style:style style:name="co18" style:family="table-column">
      <style:table-column-properties fo:break-before="auto" style:column-width="383.41pt"/>
    </style:style>
    <style:style style:name="co19" style:family="table-column">
      <style:table-column-properties fo:break-before="auto" style:column-width="420.94pt"/>
    </style:style>
    <style:style style:name="co20" style:family="table-column">
      <style:table-column-properties fo:break-before="auto" style:column-width="781.46pt"/>
    </style:style>
    <style:style style:name="co21" style:family="table-column">
      <style:table-column-properties fo:break-before="auto" style:column-width="803.76pt"/>
    </style:style>
    <style:style style:name="co22" style:family="table-column">
      <style:table-column-properties fo:break-before="auto" style:column-width="600.86pt"/>
    </style:style>
    <style:style style:name="co23" style:family="table-column">
      <style:table-column-properties fo:break-before="auto" style:column-width="48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3" table:default-cell-style-name="ce1"/>
        <table:table-column table:style-name="co23" table:number-columns-repeated="960" table:default-cell-style-name="Default"/>
        <table:table-row table:style-name="ro1">
          <table:table-cell office:value-type="string" calcext:value-type="string">
            <text:p>sampleid</text:p>
          </table:table-cell>
          <table:table-cell office:value-type="string" calcext:value-type="string">
            <text:p>yan_sample_id</text:p>
          </table:table-cell>
          <table:table-cell office:value-type="string" calcext:value-type="string">
            <text:p>TubeID</text:p>
          </table:table-cell>
          <table:table-cell office:value-type="string" calcext:value-type="string">
            <text:p>tubelabel</text:p>
          </table:table-cell>
          <table:table-cell office:value-type="string" calcext:value-type="string">
            <text:p>FigureReplicate</text:p>
          </table:table-cell>
          <table:table-cell office:value-type="string" calcext:value-type="string">
            <text:p>Figure Name</text:p>
          </table:table-cell>
          <table:table-cell office:value-type="string" calcext:value-type="string">
            <text:p>Sample Description</text:p>
          </table:table-cell>
          <table:table-cell office:value-type="string" calcext:value-type="string">
            <text:p>Bio Replicate</text:p>
          </table:table-cell>
          <table:table-cell office:value-type="string" calcext:value-type="string">
            <text:p>LC Run</text:p>
          </table:table-cell>
          <table:table-cell office:value-type="string" calcext:value-type="string">
            <text:p>MS Run</text:p>
          </table:table-cell>
          <table:table-cell office:value-type="string" calcext:value-type="string">
            <text:p>Technical Replicate</text:p>
          </table:table-cell>
          <table:table-cell office:value-type="string" calcext:value-type="string">
            <text:p>Replicate State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xpt_id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Collection 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windowsize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harvestdate</text:p>
          </table:table-cell>
          <table:table-cell office:value-type="string" calcext:value-type="string">
            <text:p>prepdate</text:p>
          </table:table-cell>
          <table:table-cell office:value-type="string" calcext:value-type="string">
            <text:p>rundate</text:p>
          </table:table-cell>
          <table:table-cell office:value-type="string" calcext:value-type="string">
            <text:p>runinfo</text:p>
          </table:table-cell>
          <table:table-cell office:value-type="string" calcext:value-type="string">
            <text:p>rawfil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mzmlfile</text:p>
          </table:table-cell>
          <table:table-cell office:value-type="string" calcext:value-type="string">
            <text:p>dia_scored</text:p>
          </table:table-cell>
          <table:table-cell office:value-type="string" calcext:value-type="string">
            <text:p>tuberculist_scored</text:p>
          </table:table-cell>
          <table:table-cell office:value-type="string" calcext:value-type="string">
            <text:p>include_exclude</text:p>
          </table:table-cell>
          <table:table-cell office:value-type="string" calcext:value-type="string">
            <text:p>Run_note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2019_0801Briken01</text:p>
          </table:table-cell>
          <table:table-cell table:style-name="ce2" office:value-type="string" calcext:value-type="string">
            <text:p>S01</text:p>
          </table:table-cell>
          <table:table-cell table:style-name="ce5" office:value-type="string" calcext:value-type="string">
            <text:p>6.24.19--1</text:p>
          </table:table-cell>
          <table:table-cell table:style-name="ce5" office:value-type="string" calcext:value-type="string">
            <text:p>WT H37Rv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2]" office:value-type="string" office:string-value="2019_0801Briken01" calcext:value-type="string">
            <text:p>2019_0801Briken01</text:p>
          </table:table-cell>
          <table:table-cell table:style-name="ce3" office:value-type="string" calcext:value-type="string">
            <text:p>t01</text:p>
          </table:table-cell>
          <table:table-cell table:style-name="ce2" office:value-type="string" calcext:value-type="string">
            <text:p>wild_type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wt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2];&quot;.raw&quot;)" office:value-type="string" office:string-value="preprocessing/00_raw/2019_0801Briken01.raw" calcext:value-type="string">
            <text:p>preprocessing/00_raw/2019_0801Briken01.raw</text:p>
          </table:table-cell>
          <table:table-cell table:style-name="ce2" table:formula="of:=CONCATENATE(&quot;preprocessing/01mzXML/dia/20190801/&quot;;[.A2];&quot;.mzXML&quot;)" office:value-type="string" office:string-value="preprocessing/01mzXML/dia/20190801/2019_0801Briken01.mzXML" calcext:value-type="string">
            <text:p>preprocessing/01mzXML/dia/20190801/2019_0801Briken01.mzXML</text:p>
          </table:table-cell>
          <table:table-cell table:style-name="ce2" table:formula="of:=CONCATENATE(&quot;preprocessing/01mzML/dia/20190801/&quot;;[.A2];&quot;.mzML&quot;)" office:value-type="string" office:string-value="preprocessing/01mzML/dia/20190801/2019_0801Briken01.mzML" calcext:value-type="string">
            <text:p>preprocessing/01mzML/dia/20190801/2019_0801Briken01.mzML</text:p>
          </table:table-cell>
          <table:table-cell table:style-name="ce2" table:formula="of:=CONCATENATE(&quot;preprocessing/08pyprophet/20190801/whole_8mz_tuberculist/&quot;;[.A2];&quot;_vs_20190801_whole_HCD_dia_scored.tsv&quot;)" office:value-type="string" office:string-value="preprocessing/08pyprophet/20190801/whole_8mz_tuberculist/2019_0801Briken01_vs_20190801_whole_HCD_dia_scored.tsv" calcext:value-type="string">
            <text:p>preprocessing/08pyprophet/20190801/whole_8mz_tuberculist/2019_0801Briken01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01</text:p>
          </table:table-cell>
          <table:table-cell table:style-name="ce2" office:value-type="string" calcext:value-type="string">
            <text:p>S04</text:p>
          </table:table-cell>
          <table:table-cell table:style-name="ce4" office:value-type="string" calcext:value-type="string">
            <text:p>6.24.19--4</text:p>
          </table:table-cell>
          <table:table-cell table:style-name="ce4" office:value-type="string" calcext:value-type="string">
            <text:p>WT H37Rv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3]" office:value-type="string" office:string-value="2019_0709Briken01" calcext:value-type="string">
            <text:p>2019_0709Briken01</text:p>
          </table:table-cell>
          <table:table-cell office:value-type="string" calcext:value-type="string">
            <text:p>t01</text:p>
          </table:table-cell>
          <table:table-cell table:style-name="ce2" office:value-type="string" calcext:value-type="string">
            <text:p>wild_type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wt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3]; &quot;.raw&quot;)" office:value-type="string" office:string-value="preprocessing/00_raw/2019_0709Briken01.raw" calcext:value-type="string">
            <text:p>preprocessing/00_raw/2019_0709Briken01.raw</text:p>
          </table:table-cell>
          <table:table-cell table:formula="of:=CONCATENATE(&quot;preprocessing/01mzXML/dia/20190718/&quot;; [.A3]; &quot;.mzXML&quot;)" office:value-type="string" office:string-value="preprocessing/01mzXML/dia/20190718/2019_0709Briken01.mzXML" calcext:value-type="string">
            <text:p>preprocessing/01mzXML/dia/20190718/2019_0709Briken01.mzXML</text:p>
          </table:table-cell>
          <table:table-cell table:formula="of:=CONCATENATE(&quot;preprocessing/01mzML/dia/20190718/&quot;; [.A3]; &quot;.mzML&quot;)" office:value-type="string" office:string-value="preprocessing/01mzML/dia/20190718/2019_0709Briken01.mzML" calcext:value-type="string">
            <text:p>preprocessing/01mzML/dia/20190718/2019_0709Briken01.mzML</text:p>
          </table:table-cell>
          <table:table-cell table:formula="of:=CONCATENATE(&quot;preprocessing/08pyprophet/20190718/whole_8mz_tuberculist/&quot;; [.A3]; &quot;_vs_20190718_whole_HCD_dia_scored.tsv&quot;)" office:value-type="string" office:string-value="preprocessing/08pyprophet/20190718/whole_8mz_tuberculist/2019_0709Briken01_vs_20190718_whole_HCD_dia_scored.tsv" calcext:value-type="string">
            <text:p>preprocessing/08pyprophet/20190718/whole_8mz_tuberculist/2019_0709Briken01_vs_20190718_whole_HCD_dia_scored.tsv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2019_0801Briken02</text:p>
          </table:table-cell>
          <table:table-cell table:style-name="ce2" office:value-type="string" calcext:value-type="string">
            <text:p>S02</text:p>
          </table:table-cell>
          <table:table-cell table:style-name="ce5" office:value-type="string" calcext:value-type="string">
            <text:p>6.24.19--2</text:p>
          </table:table-cell>
          <table:table-cell table:style-name="ce5" office:value-type="string" calcext:value-type="string">
            <text:p>H37Rv ΔEsx-5A;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4]" office:value-type="string" office:string-value="2019_0801Briken02" calcext:value-type="string">
            <text:p>2019_0801Briken02</text:p>
          </table:table-cell>
          <table:table-cell table:style-name="ce3" office:value-type="string" calcext:value-type="string">
            <text:p>t02</text:p>
          </table:table-cell>
          <table:table-cell table:style-name="ce2" office:value-type="string" calcext:value-type="string">
            <text:p>delta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dt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4];&quot;.raw&quot;)" office:value-type="string" office:string-value="preprocessing/00_raw/2019_0801Briken02.raw" calcext:value-type="string">
            <text:p>preprocessing/00_raw/2019_0801Briken02.raw</text:p>
          </table:table-cell>
          <table:table-cell table:style-name="ce2" table:formula="of:=CONCATENATE(&quot;preprocessing/01mzXML/dia/20190801/&quot;;[.A4];&quot;.mzXML&quot;)" office:value-type="string" office:string-value="preprocessing/01mzXML/dia/20190801/2019_0801Briken02.mzXML" calcext:value-type="string">
            <text:p>preprocessing/01mzXML/dia/20190801/2019_0801Briken02.mzXML</text:p>
          </table:table-cell>
          <table:table-cell table:style-name="ce2" table:formula="of:=CONCATENATE(&quot;preprocessing/01mzML/dia/20190801/&quot;;[.A4];&quot;.mzML&quot;)" office:value-type="string" office:string-value="preprocessing/01mzML/dia/20190801/2019_0801Briken02.mzML" calcext:value-type="string">
            <text:p>preprocessing/01mzML/dia/20190801/2019_0801Briken02.mzML</text:p>
          </table:table-cell>
          <table:table-cell table:style-name="ce2" table:formula="of:=CONCATENATE(&quot;preprocessing/08pyprophet/20190801/whole_8mz_tuberculist/&quot;;[.A4];&quot;_vs_20190801_whole_HCD_dia_scored.tsv&quot;)" office:value-type="string" office:string-value="preprocessing/08pyprophet/20190801/whole_8mz_tuberculist/2019_0801Briken02_vs_20190801_whole_HCD_dia_scored.tsv" calcext:value-type="string">
            <text:p>preprocessing/08pyprophet/20190801/whole_8mz_tuberculist/2019_0801Briken02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02</text:p>
          </table:table-cell>
          <table:table-cell table:style-name="ce2" office:value-type="string" calcext:value-type="string">
            <text:p>S05</text:p>
          </table:table-cell>
          <table:table-cell table:style-name="ce4" office:value-type="string" calcext:value-type="string">
            <text:p>6.24.19--5</text:p>
          </table:table-cell>
          <table:table-cell table:style-name="ce4" office:value-type="string" calcext:value-type="string">
            <text:p>H37Rv ΔEsx-5A;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5]" office:value-type="string" office:string-value="2019_0709Briken02" calcext:value-type="string">
            <text:p>2019_0709Briken02</text:p>
          </table:table-cell>
          <table:table-cell office:value-type="string" calcext:value-type="string">
            <text:p>t02</text:p>
          </table:table-cell>
          <table:table-cell table:style-name="ce2" office:value-type="string" calcext:value-type="string">
            <text:p>delta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dt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5]; &quot;.raw&quot;)" office:value-type="string" office:string-value="preprocessing/00_raw/2019_0709Briken02.raw" calcext:value-type="string">
            <text:p>preprocessing/00_raw/2019_0709Briken02.raw</text:p>
          </table:table-cell>
          <table:table-cell table:formula="of:=CONCATENATE(&quot;preprocessing/01mzXML/dia/20190718/&quot;; [.A5]; &quot;.mzXML&quot;)" office:value-type="string" office:string-value="preprocessing/01mzXML/dia/20190718/2019_0709Briken02.mzXML" calcext:value-type="string">
            <text:p>preprocessing/01mzXML/dia/20190718/2019_0709Briken02.mzXML</text:p>
          </table:table-cell>
          <table:table-cell table:formula="of:=CONCATENATE(&quot;preprocessing/01mzML/dia/20190718/&quot;; [.A5]; &quot;.mzML&quot;)" office:value-type="string" office:string-value="preprocessing/01mzML/dia/20190718/2019_0709Briken02.mzML" calcext:value-type="string">
            <text:p>preprocessing/01mzML/dia/20190718/2019_0709Briken02.mzML</text:p>
          </table:table-cell>
          <table:table-cell table:formula="of:=CONCATENATE(&quot;preprocessing/08pyprophet/20190718/whole_8mz_tuberculist/&quot;; [.A5]; &quot;_vs_20190718_whole_HCD_dia_scored.tsv&quot;)" office:value-type="string" office:string-value="preprocessing/08pyprophet/20190718/whole_8mz_tuberculist/2019_0709Briken02_vs_20190718_whole_HCD_dia_scored.tsv" calcext:value-type="string">
            <text:p>preprocessing/08pyprophet/20190718/whole_8mz_tuberculist/2019_0709Briken02_vs_20190718_whole_HCD_dia_scored.tsv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2019_0801Briken03</text:p>
          </table:table-cell>
          <table:table-cell table:style-name="ce2" office:value-type="string" calcext:value-type="string">
            <text:p>S03</text:p>
          </table:table-cell>
          <table:table-cell table:style-name="ce5" office:value-type="string" calcext:value-type="string">
            <text:p>6.24.19--3</text:p>
          </table:table-cell>
          <table:table-cell table:style-name="ce5" office:value-type="string" calcext:value-type="string">
            <text:p>H37Rv ΔEsx-5A Complement;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6]" office:value-type="string" office:string-value="2019_0801Briken03" calcext:value-type="string">
            <text:p>2019_0801Briken03</text:p>
          </table:table-cell>
          <table:table-cell table:style-name="ce3" office:value-type="string" calcext:value-type="string">
            <text:p>t03</text:p>
          </table:table-cell>
          <table:table-cell table:style-name="ce2" office:value-type="string" calcext:value-type="string">
            <text:p>complement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cp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6];&quot;.raw&quot;)" office:value-type="string" office:string-value="preprocessing/00_raw/2019_0801Briken03.raw" calcext:value-type="string">
            <text:p>preprocessing/00_raw/2019_0801Briken03.raw</text:p>
          </table:table-cell>
          <table:table-cell table:style-name="ce2" table:formula="of:=CONCATENATE(&quot;preprocessing/01mzXML/dia/20190801/&quot;;[.A6];&quot;.mzXML&quot;)" office:value-type="string" office:string-value="preprocessing/01mzXML/dia/20190801/2019_0801Briken03.mzXML" calcext:value-type="string">
            <text:p>preprocessing/01mzXML/dia/20190801/2019_0801Briken03.mzXML</text:p>
          </table:table-cell>
          <table:table-cell table:style-name="ce2" table:formula="of:=CONCATENATE(&quot;preprocessing/01mzML/dia/20190801/&quot;;[.A6];&quot;.mzML&quot;)" office:value-type="string" office:string-value="preprocessing/01mzML/dia/20190801/2019_0801Briken03.mzML" calcext:value-type="string">
            <text:p>preprocessing/01mzML/dia/20190801/2019_0801Briken03.mzML</text:p>
          </table:table-cell>
          <table:table-cell table:style-name="ce2" table:formula="of:=CONCATENATE(&quot;preprocessing/08pyprophet/20190801/whole_8mz_tuberculist/&quot;;[.A6];&quot;_vs_20190801_whole_HCD_dia_scored.tsv&quot;)" office:value-type="string" office:string-value="preprocessing/08pyprophet/20190801/whole_8mz_tuberculist/2019_0801Briken03_vs_20190801_whole_HCD_dia_scored.tsv" calcext:value-type="string">
            <text:p>preprocessing/08pyprophet/20190801/whole_8mz_tuberculist/2019_0801Briken03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03</text:p>
          </table:table-cell>
          <table:table-cell table:style-name="ce2" office:value-type="string" calcext:value-type="string">
            <text:p>S06</text:p>
          </table:table-cell>
          <table:table-cell table:style-name="ce4" office:value-type="string" calcext:value-type="string">
            <text:p>6.24.19--6</text:p>
          </table:table-cell>
          <table:table-cell table:style-name="ce4" office:value-type="string" calcext:value-type="string">
            <text:p>H37Rv ΔEsx-5A Complement;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7]" office:value-type="string" office:string-value="2019_0709Briken03" calcext:value-type="string">
            <text:p>2019_0709Briken03</text:p>
          </table:table-cell>
          <table:table-cell office:value-type="string" calcext:value-type="string">
            <text:p>t03</text:p>
          </table:table-cell>
          <table:table-cell table:style-name="ce2" office:value-type="string" calcext:value-type="string">
            <text:p>complement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cp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7]; &quot;.raw&quot;)" office:value-type="string" office:string-value="preprocessing/00_raw/2019_0709Briken03.raw" calcext:value-type="string">
            <text:p>preprocessing/00_raw/2019_0709Briken03.raw</text:p>
          </table:table-cell>
          <table:table-cell table:formula="of:=CONCATENATE(&quot;preprocessing/01mzXML/dia/20190718/&quot;; [.A7]; &quot;.mzXML&quot;)" office:value-type="string" office:string-value="preprocessing/01mzXML/dia/20190718/2019_0709Briken03.mzXML" calcext:value-type="string">
            <text:p>preprocessing/01mzXML/dia/20190718/2019_0709Briken03.mzXML</text:p>
          </table:table-cell>
          <table:table-cell table:formula="of:=CONCATENATE(&quot;preprocessing/01mzML/dia/20190718/&quot;; [.A7]; &quot;.mzML&quot;)" office:value-type="string" office:string-value="preprocessing/01mzML/dia/20190718/2019_0709Briken03.mzML" calcext:value-type="string">
            <text:p>preprocessing/01mzML/dia/20190718/2019_0709Briken03.mzML</text:p>
          </table:table-cell>
          <table:table-cell table:formula="of:=CONCATENATE(&quot;preprocessing/08pyprophet/20190718/whole_8mz_tuberculist/&quot;; [.A7]; &quot;_vs_20190718_whole_HCD_dia_scored.tsv&quot;)" office:value-type="string" office:string-value="preprocessing/08pyprophet/20190718/whole_8mz_tuberculist/2019_0709Briken03_vs_20190718_whole_HCD_dia_scored.tsv" calcext:value-type="string">
            <text:p>preprocessing/08pyprophet/20190718/whole_8mz_tuberculist/2019_0709Briken03_vs_20190718_whole_HCD_dia_scored.tsv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2019_0801Briken04</text:p>
          </table:table-cell>
          <table:table-cell table:style-name="ce2" office:value-type="string" calcext:value-type="string">
            <text:p>S07</text:p>
          </table:table-cell>
          <table:table-cell table:style-name="ce5" office:value-type="string" calcext:value-type="string">
            <text:p>6.24.19--7</text:p>
          </table:table-cell>
          <table:table-cell table:style-name="ce5" office:value-type="string" calcext:value-type="string">
            <text:p>WT H37Rv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8]" office:value-type="string" office:string-value="2019_0801Briken04" calcext:value-type="string">
            <text:p>2019_0801Briken04</text:p>
          </table:table-cell>
          <table:table-cell table:style-name="ce3" office:value-type="string" calcext:value-type="string">
            <text:p>t04</text:p>
          </table:table-cell>
          <table:table-cell table:style-name="ce2" office:value-type="string" calcext:value-type="string">
            <text:p>wild_type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wt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8];&quot;.raw&quot;)" office:value-type="string" office:string-value="preprocessing/00_raw/2019_0801Briken04.raw" calcext:value-type="string">
            <text:p>preprocessing/00_raw/2019_0801Briken04.raw</text:p>
          </table:table-cell>
          <table:table-cell table:style-name="ce2" table:formula="of:=CONCATENATE(&quot;preprocessing/01mzXML/dia/20190801/&quot;;[.A8];&quot;.mzXML&quot;)" office:value-type="string" office:string-value="preprocessing/01mzXML/dia/20190801/2019_0801Briken04.mzXML" calcext:value-type="string">
            <text:p>preprocessing/01mzXML/dia/20190801/2019_0801Briken04.mzXML</text:p>
          </table:table-cell>
          <table:table-cell table:style-name="ce2" table:formula="of:=CONCATENATE(&quot;preprocessing/01mzML/dia/20190801/&quot;;[.A8];&quot;.mzML&quot;)" office:value-type="string" office:string-value="preprocessing/01mzML/dia/20190801/2019_0801Briken04.mzML" calcext:value-type="string">
            <text:p>preprocessing/01mzML/dia/20190801/2019_0801Briken04.mzML</text:p>
          </table:table-cell>
          <table:table-cell table:style-name="ce2" table:formula="of:=CONCATENATE(&quot;preprocessing/08pyprophet/20190801/whole_8mz_tuberculist/&quot;;[.A8];&quot;_vs_20190801_whole_HCD_dia_scored.tsv&quot;)" office:value-type="string" office:string-value="preprocessing/08pyprophet/20190801/whole_8mz_tuberculist/2019_0801Briken04_vs_20190801_whole_HCD_dia_scored.tsv" calcext:value-type="string">
            <text:p>preprocessing/08pyprophet/20190801/whole_8mz_tuberculist/2019_0801Briken04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04</text:p>
          </table:table-cell>
          <table:table-cell table:style-name="ce2" office:value-type="string" calcext:value-type="string">
            <text:p>S10</text:p>
          </table:table-cell>
          <table:table-cell table:style-name="ce4" office:value-type="string" calcext:value-type="string">
            <text:p>6.24.19--10</text:p>
          </table:table-cell>
          <table:table-cell table:style-name="ce4" office:value-type="string" calcext:value-type="string">
            <text:p>WT H37Rv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9]" office:value-type="string" office:string-value="2019_0709Briken04" calcext:value-type="string">
            <text:p>2019_0709Briken04</text:p>
          </table:table-cell>
          <table:table-cell office:value-type="string" calcext:value-type="string">
            <text:p>t04</text:p>
          </table:table-cell>
          <table:table-cell table:style-name="ce2" office:value-type="string" calcext:value-type="string">
            <text:p>wild_type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wt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9]; &quot;.raw&quot;)" office:value-type="string" office:string-value="preprocessing/00_raw/2019_0709Briken04.raw" calcext:value-type="string">
            <text:p>preprocessing/00_raw/2019_0709Briken04.raw</text:p>
          </table:table-cell>
          <table:table-cell table:formula="of:=CONCATENATE(&quot;preprocessing/01mzXML/dia/20190718/&quot;; [.A9]; &quot;.mzXML&quot;)" office:value-type="string" office:string-value="preprocessing/01mzXML/dia/20190718/2019_0709Briken04.mzXML" calcext:value-type="string">
            <text:p>preprocessing/01mzXML/dia/20190718/2019_0709Briken04.mzXML</text:p>
          </table:table-cell>
          <table:table-cell table:formula="of:=CONCATENATE(&quot;preprocessing/01mzML/dia/20190718/&quot;; [.A9]; &quot;.mzML&quot;)" office:value-type="string" office:string-value="preprocessing/01mzML/dia/20190718/2019_0709Briken04.mzML" calcext:value-type="string">
            <text:p>preprocessing/01mzML/dia/20190718/2019_0709Briken04.mzML</text:p>
          </table:table-cell>
          <table:table-cell table:formula="of:=CONCATENATE(&quot;preprocessing/08pyprophet/20190718/whole_8mz_tuberculist/&quot;; [.A9]; &quot;_vs_20190718_whole_HCD_dia_scored.tsv&quot;)" office:value-type="string" office:string-value="preprocessing/08pyprophet/20190718/whole_8mz_tuberculist/2019_0709Briken04_vs_20190718_whole_HCD_dia_scored.tsv" calcext:value-type="string">
            <text:p>preprocessing/08pyprophet/20190718/whole_8mz_tuberculist/2019_0709Briken04_vs_20190718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05</text:p>
          </table:table-cell>
          <table:table-cell table:style-name="ce2" office:value-type="string" calcext:value-type="string">
            <text:p>S11</text:p>
          </table:table-cell>
          <table:table-cell table:style-name="ce4" office:value-type="string" calcext:value-type="string">
            <text:p>6.24.19--11</text:p>
          </table:table-cell>
          <table:table-cell table:style-name="ce4" office:value-type="string" calcext:value-type="string">
            <text:p>H37Rv ΔEsx-5A;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10]" office:value-type="string" office:string-value="2019_0709Briken05" calcext:value-type="string">
            <text:p>2019_0709Briken05</text:p>
          </table:table-cell>
          <table:table-cell office:value-type="string" calcext:value-type="string">
            <text:p>t05</text:p>
          </table:table-cell>
          <table:table-cell table:style-name="ce2" office:value-type="string" calcext:value-type="string">
            <text:p>delta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dt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10]; &quot;.raw&quot;)" office:value-type="string" office:string-value="preprocessing/00_raw/2019_0709Briken05.raw" calcext:value-type="string">
            <text:p>preprocessing/00_raw/2019_0709Briken05.raw</text:p>
          </table:table-cell>
          <table:table-cell table:formula="of:=CONCATENATE(&quot;preprocessing/01mzXML/dia/20190718/&quot;; [.A10]; &quot;.mzXML&quot;)" office:value-type="string" office:string-value="preprocessing/01mzXML/dia/20190718/2019_0709Briken05.mzXML" calcext:value-type="string">
            <text:p>preprocessing/01mzXML/dia/20190718/2019_0709Briken05.mzXML</text:p>
          </table:table-cell>
          <table:table-cell table:formula="of:=CONCATENATE(&quot;preprocessing/01mzML/dia/20190718/&quot;; [.A10]; &quot;.mzML&quot;)" office:value-type="string" office:string-value="preprocessing/01mzML/dia/20190718/2019_0709Briken05.mzML" calcext:value-type="string">
            <text:p>preprocessing/01mzML/dia/20190718/2019_0709Briken05.mzML</text:p>
          </table:table-cell>
          <table:table-cell table:formula="of:=CONCATENATE(&quot;preprocessing/08pyprophet/20190718/whole_8mz_tuberculist/&quot;; [.A10]; &quot;_vs_20190718_whole_HCD_dia_scored.tsv&quot;)" office:value-type="string" office:string-value="preprocessing/08pyprophet/20190718/whole_8mz_tuberculist/2019_0709Briken05_vs_20190718_whole_HCD_dia_scored.tsv" calcext:value-type="string">
            <text:p>preprocessing/08pyprophet/20190718/whole_8mz_tuberculist/2019_0709Briken05_vs_20190718_whole_HCD_dia_scored.tsv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2019_0801Briken06</text:p>
          </table:table-cell>
          <table:table-cell table:style-name="ce2" office:value-type="string" calcext:value-type="string">
            <text:p>S09</text:p>
          </table:table-cell>
          <table:table-cell table:style-name="ce5" office:value-type="string" calcext:value-type="string">
            <text:p>6.24.19--9</text:p>
          </table:table-cell>
          <table:table-cell table:style-name="ce5" office:value-type="string" calcext:value-type="string">
            <text:p>H37Rv ΔEsx-5A Complement;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11]" office:value-type="string" office:string-value="2019_0801Briken06" calcext:value-type="string">
            <text:p>2019_0801Briken06</text:p>
          </table:table-cell>
          <table:table-cell table:style-name="ce3" office:value-type="string" calcext:value-type="string">
            <text:p>t06</text:p>
          </table:table-cell>
          <table:table-cell table:style-name="ce2" office:value-type="string" calcext:value-type="string">
            <text:p>complement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cp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11];&quot;.raw&quot;)" office:value-type="string" office:string-value="preprocessing/00_raw/2019_0801Briken06.raw" calcext:value-type="string">
            <text:p>preprocessing/00_raw/2019_0801Briken06.raw</text:p>
          </table:table-cell>
          <table:table-cell table:style-name="ce2" table:formula="of:=CONCATENATE(&quot;preprocessing/01mzXML/dia/20190801/&quot;;[.A11];&quot;.mzXML&quot;)" office:value-type="string" office:string-value="preprocessing/01mzXML/dia/20190801/2019_0801Briken06.mzXML" calcext:value-type="string">
            <text:p>preprocessing/01mzXML/dia/20190801/2019_0801Briken06.mzXML</text:p>
          </table:table-cell>
          <table:table-cell table:style-name="ce2" table:formula="of:=CONCATENATE(&quot;preprocessing/01mzML/dia/20190801/&quot;;[.A11];&quot;.mzML&quot;)" office:value-type="string" office:string-value="preprocessing/01mzML/dia/20190801/2019_0801Briken06.mzML" calcext:value-type="string">
            <text:p>preprocessing/01mzML/dia/20190801/2019_0801Briken06.mzML</text:p>
          </table:table-cell>
          <table:table-cell table:style-name="ce2" table:formula="of:=CONCATENATE(&quot;preprocessing/08pyprophet/20190801/whole_8mz_tuberculist/&quot;;[.A11];&quot;_vs_20190801_whole_HCD_dia_scored.tsv&quot;)" office:value-type="string" office:string-value="preprocessing/08pyprophet/20190801/whole_8mz_tuberculist/2019_0801Briken06_vs_20190801_whole_HCD_dia_scored.tsv" calcext:value-type="string">
            <text:p>preprocessing/08pyprophet/20190801/whole_8mz_tuberculist/2019_0801Briken06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06</text:p>
          </table:table-cell>
          <table:table-cell table:style-name="ce2" office:value-type="string" calcext:value-type="string">
            <text:p>S12</text:p>
          </table:table-cell>
          <table:table-cell table:style-name="ce4" office:value-type="string" calcext:value-type="string">
            <text:p>6.24.19--12</text:p>
          </table:table-cell>
          <table:table-cell table:style-name="ce4" office:value-type="string" calcext:value-type="string">
            <text:p>H37Rv ΔEsx-5A Complement;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12]" office:value-type="string" office:string-value="2019_0709Briken06" calcext:value-type="string">
            <text:p>2019_0709Briken06</text:p>
          </table:table-cell>
          <table:table-cell office:value-type="string" calcext:value-type="string">
            <text:p>t06</text:p>
          </table:table-cell>
          <table:table-cell table:style-name="ce2" office:value-type="string" calcext:value-type="string">
            <text:p>complement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cp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12]; &quot;.raw&quot;)" office:value-type="string" office:string-value="preprocessing/00_raw/2019_0709Briken06.raw" calcext:value-type="string">
            <text:p>preprocessing/00_raw/2019_0709Briken06.raw</text:p>
          </table:table-cell>
          <table:table-cell table:formula="of:=CONCATENATE(&quot;preprocessing/01mzXML/dia/20190718/&quot;; [.A12]; &quot;.mzXML&quot;)" office:value-type="string" office:string-value="preprocessing/01mzXML/dia/20190718/2019_0709Briken06.mzXML" calcext:value-type="string">
            <text:p>preprocessing/01mzXML/dia/20190718/2019_0709Briken06.mzXML</text:p>
          </table:table-cell>
          <table:table-cell table:formula="of:=CONCATENATE(&quot;preprocessing/01mzML/dia/20190718/&quot;; [.A12]; &quot;.mzML&quot;)" office:value-type="string" office:string-value="preprocessing/01mzML/dia/20190718/2019_0709Briken06.mzML" calcext:value-type="string">
            <text:p>preprocessing/01mzML/dia/20190718/2019_0709Briken06.mzML</text:p>
          </table:table-cell>
          <table:table-cell table:formula="of:=CONCATENATE(&quot;preprocessing/08pyprophet/20190718/whole_8mz_tuberculist/&quot;; [.A12]; &quot;_vs_20190718_whole_HCD_dia_scored.tsv&quot;)" office:value-type="string" office:string-value="preprocessing/08pyprophet/20190718/whole_8mz_tuberculist/2019_0709Briken06_vs_20190718_whole_HCD_dia_scored.tsv" calcext:value-type="string">
            <text:p>preprocessing/08pyprophet/20190718/whole_8mz_tuberculist/2019_0709Briken06_vs_20190718_whole_HCD_dia_scored.tsv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2019_0801Briken07</text:p>
          </table:table-cell>
          <table:table-cell table:style-name="ce2" office:value-type="string" calcext:value-type="string">
            <text:p>S13</text:p>
          </table:table-cell>
          <table:table-cell table:style-name="ce5" office:value-type="string" calcext:value-type="string">
            <text:p>6.24.19--13</text:p>
          </table:table-cell>
          <table:table-cell table:style-name="ce5" office:value-type="string" calcext:value-type="string">
            <text:p>WT H37Rv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13]" office:value-type="string" office:string-value="2019_0801Briken07" calcext:value-type="string">
            <text:p>2019_0801Briken07</text:p>
          </table:table-cell>
          <table:table-cell table:style-name="ce3" office:value-type="string" calcext:value-type="string">
            <text:p>t07</text:p>
          </table:table-cell>
          <table:table-cell table:style-name="ce2" office:value-type="string" calcext:value-type="string">
            <text:p>wild_type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wt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13];&quot;.raw&quot;)" office:value-type="string" office:string-value="preprocessing/00_raw/2019_0801Briken07.raw" calcext:value-type="string">
            <text:p>preprocessing/00_raw/2019_0801Briken07.raw</text:p>
          </table:table-cell>
          <table:table-cell table:style-name="ce2" table:formula="of:=CONCATENATE(&quot;preprocessing/01mzXML/dia/20190801/&quot;;[.A13];&quot;.mzXML&quot;)" office:value-type="string" office:string-value="preprocessing/01mzXML/dia/20190801/2019_0801Briken07.mzXML" calcext:value-type="string">
            <text:p>preprocessing/01mzXML/dia/20190801/2019_0801Briken07.mzXML</text:p>
          </table:table-cell>
          <table:table-cell table:style-name="ce2" table:formula="of:=CONCATENATE(&quot;preprocessing/01mzML/dia/20190801/&quot;;[.A13];&quot;.mzML&quot;)" office:value-type="string" office:string-value="preprocessing/01mzML/dia/20190801/2019_0801Briken07.mzML" calcext:value-type="string">
            <text:p>preprocessing/01mzML/dia/20190801/2019_0801Briken07.mzML</text:p>
          </table:table-cell>
          <table:table-cell table:style-name="ce2" table:formula="of:=CONCATENATE(&quot;preprocessing/08pyprophet/20190801/whole_8mz_tuberculist/&quot;;[.A13];&quot;_vs_20190801_whole_HCD_dia_scored.tsv&quot;)" office:value-type="string" office:string-value="preprocessing/08pyprophet/20190801/whole_8mz_tuberculist/2019_0801Briken07_vs_20190801_whole_HCD_dia_scored.tsv" calcext:value-type="string">
            <text:p>preprocessing/08pyprophet/20190801/whole_8mz_tuberculist/2019_0801Briken07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07</text:p>
          </table:table-cell>
          <table:table-cell table:style-name="ce2" office:value-type="string" calcext:value-type="string">
            <text:p>S16</text:p>
          </table:table-cell>
          <table:table-cell table:style-name="ce4" office:value-type="string" calcext:value-type="string">
            <text:p>6.24.19--16</text:p>
          </table:table-cell>
          <table:table-cell table:style-name="ce4" office:value-type="string" calcext:value-type="string">
            <text:p>WT H37Rv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14]" office:value-type="string" office:string-value="2019_0709Briken07" calcext:value-type="string">
            <text:p>2019_0709Briken07</text:p>
          </table:table-cell>
          <table:table-cell office:value-type="string" calcext:value-type="string">
            <text:p>t07</text:p>
          </table:table-cell>
          <table:table-cell table:style-name="ce2" office:value-type="string" calcext:value-type="string">
            <text:p>wild_type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wt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14]; &quot;.raw&quot;)" office:value-type="string" office:string-value="preprocessing/00_raw/2019_0709Briken07.raw" calcext:value-type="string">
            <text:p>preprocessing/00_raw/2019_0709Briken07.raw</text:p>
          </table:table-cell>
          <table:table-cell table:formula="of:=CONCATENATE(&quot;preprocessing/01mzXML/dia/20190718/&quot;; [.A14]; &quot;.mzXML&quot;)" office:value-type="string" office:string-value="preprocessing/01mzXML/dia/20190718/2019_0709Briken07.mzXML" calcext:value-type="string">
            <text:p>preprocessing/01mzXML/dia/20190718/2019_0709Briken07.mzXML</text:p>
          </table:table-cell>
          <table:table-cell table:formula="of:=CONCATENATE(&quot;preprocessing/01mzML/dia/20190718/&quot;; [.A14]; &quot;.mzML&quot;)" office:value-type="string" office:string-value="preprocessing/01mzML/dia/20190718/2019_0709Briken07.mzML" calcext:value-type="string">
            <text:p>preprocessing/01mzML/dia/20190718/2019_0709Briken07.mzML</text:p>
          </table:table-cell>
          <table:table-cell table:formula="of:=CONCATENATE(&quot;preprocessing/08pyprophet/20190718/whole_8mz_tuberculist/&quot;; [.A14]; &quot;_vs_20190718_whole_HCD_dia_scored.tsv&quot;)" office:value-type="string" office:string-value="preprocessing/08pyprophet/20190718/whole_8mz_tuberculist/2019_0709Briken07_vs_20190718_whole_HCD_dia_scored.tsv" calcext:value-type="string">
            <text:p>preprocessing/08pyprophet/20190718/whole_8mz_tuberculist/2019_0709Briken07_vs_20190718_whole_HCD_dia_scored.tsv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2019_0801Briken08</text:p>
          </table:table-cell>
          <table:table-cell table:style-name="ce2" office:value-type="string" calcext:value-type="string">
            <text:p>S14</text:p>
          </table:table-cell>
          <table:table-cell table:style-name="ce5" office:value-type="string" calcext:value-type="string">
            <text:p>6.24.19--14</text:p>
          </table:table-cell>
          <table:table-cell table:style-name="ce5" office:value-type="string" calcext:value-type="string">
            <text:p>H37Rv ΔEsx-5A;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15]" office:value-type="string" office:string-value="2019_0801Briken08" calcext:value-type="string">
            <text:p>2019_0801Briken08</text:p>
          </table:table-cell>
          <table:table-cell table:style-name="ce3" office:value-type="string" calcext:value-type="string">
            <text:p>t08</text:p>
          </table:table-cell>
          <table:table-cell table:style-name="ce2" office:value-type="string" calcext:value-type="string">
            <text:p>delta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dt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15];&quot;.raw&quot;)" office:value-type="string" office:string-value="preprocessing/00_raw/2019_0801Briken08.raw" calcext:value-type="string">
            <text:p>preprocessing/00_raw/2019_0801Briken08.raw</text:p>
          </table:table-cell>
          <table:table-cell table:style-name="ce2" table:formula="of:=CONCATENATE(&quot;preprocessing/01mzXML/dia/20190801/&quot;;[.A15];&quot;.mzXML&quot;)" office:value-type="string" office:string-value="preprocessing/01mzXML/dia/20190801/2019_0801Briken08.mzXML" calcext:value-type="string">
            <text:p>preprocessing/01mzXML/dia/20190801/2019_0801Briken08.mzXML</text:p>
          </table:table-cell>
          <table:table-cell table:style-name="ce2" table:formula="of:=CONCATENATE(&quot;preprocessing/01mzML/dia/20190801/&quot;;[.A15];&quot;.mzML&quot;)" office:value-type="string" office:string-value="preprocessing/01mzML/dia/20190801/2019_0801Briken08.mzML" calcext:value-type="string">
            <text:p>preprocessing/01mzML/dia/20190801/2019_0801Briken08.mzML</text:p>
          </table:table-cell>
          <table:table-cell table:style-name="ce2" table:formula="of:=CONCATENATE(&quot;preprocessing/08pyprophet/20190801/whole_8mz_tuberculist/&quot;;[.A15];&quot;_vs_20190801_whole_HCD_dia_scored.tsv&quot;)" office:value-type="string" office:string-value="preprocessing/08pyprophet/20190801/whole_8mz_tuberculist/2019_0801Briken08_vs_20190801_whole_HCD_dia_scored.tsv" calcext:value-type="string">
            <text:p>preprocessing/08pyprophet/20190801/whole_8mz_tuberculist/2019_0801Briken08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08</text:p>
          </table:table-cell>
          <table:table-cell table:style-name="ce2" office:value-type="string" calcext:value-type="string">
            <text:p>S17</text:p>
          </table:table-cell>
          <table:table-cell table:style-name="ce4" office:value-type="string" calcext:value-type="string">
            <text:p>6.24.19--17</text:p>
          </table:table-cell>
          <table:table-cell table:style-name="ce4" office:value-type="string" calcext:value-type="string">
            <text:p>H37Rv ΔEsx-5A;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16]" office:value-type="string" office:string-value="2019_0709Briken08" calcext:value-type="string">
            <text:p>2019_0709Briken08</text:p>
          </table:table-cell>
          <table:table-cell office:value-type="string" calcext:value-type="string">
            <text:p>t08</text:p>
          </table:table-cell>
          <table:table-cell table:style-name="ce2" office:value-type="string" calcext:value-type="string">
            <text:p>delta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dt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16]; &quot;.raw&quot;)" office:value-type="string" office:string-value="preprocessing/00_raw/2019_0709Briken08.raw" calcext:value-type="string">
            <text:p>preprocessing/00_raw/2019_0709Briken08.raw</text:p>
          </table:table-cell>
          <table:table-cell table:formula="of:=CONCATENATE(&quot;preprocessing/01mzXML/dia/20190718/&quot;; [.A16]; &quot;.mzXML&quot;)" office:value-type="string" office:string-value="preprocessing/01mzXML/dia/20190718/2019_0709Briken08.mzXML" calcext:value-type="string">
            <text:p>preprocessing/01mzXML/dia/20190718/2019_0709Briken08.mzXML</text:p>
          </table:table-cell>
          <table:table-cell table:formula="of:=CONCATENATE(&quot;preprocessing/01mzML/dia/20190718/&quot;; [.A16]; &quot;.mzML&quot;)" office:value-type="string" office:string-value="preprocessing/01mzML/dia/20190718/2019_0709Briken08.mzML" calcext:value-type="string">
            <text:p>preprocessing/01mzML/dia/20190718/2019_0709Briken08.mzML</text:p>
          </table:table-cell>
          <table:table-cell table:formula="of:=CONCATENATE(&quot;preprocessing/08pyprophet/20190718/whole_8mz_tuberculist/&quot;; [.A16]; &quot;_vs_20190718_whole_HCD_dia_scored.tsv&quot;)" office:value-type="string" office:string-value="preprocessing/08pyprophet/20190718/whole_8mz_tuberculist/2019_0709Briken08_vs_20190718_whole_HCD_dia_scored.tsv" calcext:value-type="string">
            <text:p>preprocessing/08pyprophet/20190718/whole_8mz_tuberculist/2019_0709Briken08_vs_20190718_whole_HCD_dia_scored.tsv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2019_0801Briken09</text:p>
          </table:table-cell>
          <table:table-cell table:style-name="ce2" office:value-type="string" calcext:value-type="string">
            <text:p>S15</text:p>
          </table:table-cell>
          <table:table-cell table:style-name="ce5" office:value-type="string" calcext:value-type="string">
            <text:p>6.24.19--15</text:p>
          </table:table-cell>
          <table:table-cell table:style-name="ce5" office:value-type="string" calcext:value-type="string">
            <text:p>H37Rv ΔEsx-5A Complement;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17]" office:value-type="string" office:string-value="2019_0801Briken09" calcext:value-type="string">
            <text:p>2019_0801Briken09</text:p>
          </table:table-cell>
          <table:table-cell table:style-name="ce3" office:value-type="string" calcext:value-type="string">
            <text:p>t09</text:p>
          </table:table-cell>
          <table:table-cell table:style-name="ce2" office:value-type="string" calcext:value-type="string">
            <text:p>complement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cp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17];&quot;.raw&quot;)" office:value-type="string" office:string-value="preprocessing/00_raw/2019_0801Briken09.raw" calcext:value-type="string">
            <text:p>preprocessing/00_raw/2019_0801Briken09.raw</text:p>
          </table:table-cell>
          <table:table-cell table:style-name="ce2" table:formula="of:=CONCATENATE(&quot;preprocessing/01mzXML/dia/20190801/&quot;;[.A17];&quot;.mzXML&quot;)" office:value-type="string" office:string-value="preprocessing/01mzXML/dia/20190801/2019_0801Briken09.mzXML" calcext:value-type="string">
            <text:p>preprocessing/01mzXML/dia/20190801/2019_0801Briken09.mzXML</text:p>
          </table:table-cell>
          <table:table-cell table:style-name="ce2" table:formula="of:=CONCATENATE(&quot;preprocessing/01mzML/dia/20190801/&quot;;[.A17];&quot;.mzML&quot;)" office:value-type="string" office:string-value="preprocessing/01mzML/dia/20190801/2019_0801Briken09.mzML" calcext:value-type="string">
            <text:p>preprocessing/01mzML/dia/20190801/2019_0801Briken09.mzML</text:p>
          </table:table-cell>
          <table:table-cell table:style-name="ce2" table:formula="of:=CONCATENATE(&quot;preprocessing/08pyprophet/20190801/whole_8mz_tuberculist/&quot;;[.A17];&quot;_vs_20190801_whole_HCD_dia_scored.tsv&quot;)" office:value-type="string" office:string-value="preprocessing/08pyprophet/20190801/whole_8mz_tuberculist/2019_0801Briken09_vs_20190801_whole_HCD_dia_scored.tsv" calcext:value-type="string">
            <text:p>preprocessing/08pyprophet/20190801/whole_8mz_tuberculist/2019_0801Briken09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09</text:p>
          </table:table-cell>
          <table:table-cell table:style-name="ce2" office:value-type="string" calcext:value-type="string">
            <text:p>S18</text:p>
          </table:table-cell>
          <table:table-cell table:style-name="ce4" office:value-type="string" calcext:value-type="string">
            <text:p>6.24.19--18</text:p>
          </table:table-cell>
          <table:table-cell table:style-name="ce4" office:value-type="string" calcext:value-type="string">
            <text:p>H37Rv ΔEsx-5A Complement;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18]" office:value-type="string" office:string-value="2019_0709Briken09" calcext:value-type="string">
            <text:p>2019_0709Briken09</text:p>
          </table:table-cell>
          <table:table-cell office:value-type="string" calcext:value-type="string">
            <text:p>t09</text:p>
          </table:table-cell>
          <table:table-cell table:style-name="ce2" office:value-type="string" calcext:value-type="string">
            <text:p>complement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cp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18]; &quot;.raw&quot;)" office:value-type="string" office:string-value="preprocessing/00_raw/2019_0709Briken09.raw" calcext:value-type="string">
            <text:p>preprocessing/00_raw/2019_0709Briken09.raw</text:p>
          </table:table-cell>
          <table:table-cell table:formula="of:=CONCATENATE(&quot;preprocessing/01mzXML/dia/20190718/&quot;; [.A18]; &quot;.mzXML&quot;)" office:value-type="string" office:string-value="preprocessing/01mzXML/dia/20190718/2019_0709Briken09.mzXML" calcext:value-type="string">
            <text:p>preprocessing/01mzXML/dia/20190718/2019_0709Briken09.mzXML</text:p>
          </table:table-cell>
          <table:table-cell table:formula="of:=CONCATENATE(&quot;preprocessing/01mzML/dia/20190718/&quot;; [.A18]; &quot;.mzML&quot;)" office:value-type="string" office:string-value="preprocessing/01mzML/dia/20190718/2019_0709Briken09.mzML" calcext:value-type="string">
            <text:p>preprocessing/01mzML/dia/20190718/2019_0709Briken09.mzML</text:p>
          </table:table-cell>
          <table:table-cell table:formula="of:=CONCATENATE(&quot;preprocessing/08pyprophet/20190718/whole_8mz_tuberculist/&quot;; [.A18]; &quot;_vs_20190718_whole_HCD_dia_scored.tsv&quot;)" office:value-type="string" office:string-value="preprocessing/08pyprophet/20190718/whole_8mz_tuberculist/2019_0709Briken09_vs_20190718_whole_HCD_dia_scored.tsv" calcext:value-type="string">
            <text:p>preprocessing/08pyprophet/20190718/whole_8mz_tuberculist/2019_0709Briken09_vs_20190718_whole_HCD_dia_scored.tsv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2019_0801Briken10</text:p>
          </table:table-cell>
          <table:table-cell table:style-name="ce2" office:value-type="string" calcext:value-type="string">
            <text:p>S19</text:p>
          </table:table-cell>
          <table:table-cell table:style-name="ce5" office:value-type="string" calcext:value-type="string">
            <text:p>6.24.19--19</text:p>
          </table:table-cell>
          <table:table-cell table:style-name="ce5" office:value-type="string" calcext:value-type="string">
            <text:p>WT H37Rv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19]" office:value-type="string" office:string-value="2019_0801Briken10" calcext:value-type="string">
            <text:p>2019_0801Briken10</text:p>
          </table:table-cell>
          <table:table-cell table:style-name="ce3" office:value-type="string" calcext:value-type="string">
            <text:p>t10</text:p>
          </table:table-cell>
          <table:table-cell table:style-name="ce2" office:value-type="string" calcext:value-type="string">
            <text:p>wild_type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wt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19];&quot;.raw&quot;)" office:value-type="string" office:string-value="preprocessing/00_raw/2019_0801Briken10.raw" calcext:value-type="string">
            <text:p>preprocessing/00_raw/2019_0801Briken10.raw</text:p>
          </table:table-cell>
          <table:table-cell table:style-name="ce2" table:formula="of:=CONCATENATE(&quot;preprocessing/01mzXML/dia/20190801/&quot;;[.A19];&quot;.mzXML&quot;)" office:value-type="string" office:string-value="preprocessing/01mzXML/dia/20190801/2019_0801Briken10.mzXML" calcext:value-type="string">
            <text:p>preprocessing/01mzXML/dia/20190801/2019_0801Briken10.mzXML</text:p>
          </table:table-cell>
          <table:table-cell table:style-name="ce2" table:formula="of:=CONCATENATE(&quot;preprocessing/01mzML/dia/20190801/&quot;;[.A19];&quot;.mzML&quot;)" office:value-type="string" office:string-value="preprocessing/01mzML/dia/20190801/2019_0801Briken10.mzML" calcext:value-type="string">
            <text:p>preprocessing/01mzML/dia/20190801/2019_0801Briken10.mzML</text:p>
          </table:table-cell>
          <table:table-cell table:style-name="ce2" table:formula="of:=CONCATENATE(&quot;preprocessing/08pyprophet/20190801/whole_8mz_tuberculist/&quot;;[.A19];&quot;_vs_20190801_whole_HCD_dia_scored.tsv&quot;)" office:value-type="string" office:string-value="preprocessing/08pyprophet/20190801/whole_8mz_tuberculist/2019_0801Briken10_vs_20190801_whole_HCD_dia_scored.tsv" calcext:value-type="string">
            <text:p>preprocessing/08pyprophet/20190801/whole_8mz_tuberculist/2019_0801Briken10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10</text:p>
          </table:table-cell>
          <table:table-cell table:style-name="ce2" office:value-type="string" calcext:value-type="string">
            <text:p>S22</text:p>
          </table:table-cell>
          <table:table-cell table:style-name="ce4" office:value-type="string" calcext:value-type="string">
            <text:p>6.24.19--22</text:p>
          </table:table-cell>
          <table:table-cell table:style-name="ce4" office:value-type="string" calcext:value-type="string">
            <text:p>WT H37Rv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20]" office:value-type="string" office:string-value="2019_0709Briken10" calcext:value-type="string">
            <text:p>2019_0709Briken10</text:p>
          </table:table-cell>
          <table:table-cell office:value-type="string" calcext:value-type="string">
            <text:p>t10</text:p>
          </table:table-cell>
          <table:table-cell table:style-name="ce2" office:value-type="string" calcext:value-type="string">
            <text:p>wild_type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wt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20]; &quot;.raw&quot;)" office:value-type="string" office:string-value="preprocessing/00_raw/2019_0709Briken10.raw" calcext:value-type="string">
            <text:p>preprocessing/00_raw/2019_0709Briken10.raw</text:p>
          </table:table-cell>
          <table:table-cell table:formula="of:=CONCATENATE(&quot;preprocessing/01mzXML/dia/20190718/&quot;; [.A20]; &quot;.mzXML&quot;)" office:value-type="string" office:string-value="preprocessing/01mzXML/dia/20190718/2019_0709Briken10.mzXML" calcext:value-type="string">
            <text:p>preprocessing/01mzXML/dia/20190718/2019_0709Briken10.mzXML</text:p>
          </table:table-cell>
          <table:table-cell table:formula="of:=CONCATENATE(&quot;preprocessing/01mzML/dia/20190718/&quot;; [.A20]; &quot;.mzML&quot;)" office:value-type="string" office:string-value="preprocessing/01mzML/dia/20190718/2019_0709Briken10.mzML" calcext:value-type="string">
            <text:p>preprocessing/01mzML/dia/20190718/2019_0709Briken10.mzML</text:p>
          </table:table-cell>
          <table:table-cell table:formula="of:=CONCATENATE(&quot;preprocessing/08pyprophet/20190718/whole_8mz_tuberculist/&quot;; [.A20]; &quot;_vs_20190718_whole_HCD_dia_scored.tsv&quot;)" office:value-type="string" office:string-value="preprocessing/08pyprophet/20190718/whole_8mz_tuberculist/2019_0709Briken10_vs_20190718_whole_HCD_dia_scored.tsv" calcext:value-type="string">
            <text:p>preprocessing/08pyprophet/20190718/whole_8mz_tuberculist/2019_0709Briken10_vs_20190718_whole_HCD_dia_scored.tsv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2019_0801Briken11</text:p>
          </table:table-cell>
          <table:table-cell table:style-name="ce2" office:value-type="string" calcext:value-type="string">
            <text:p>S20</text:p>
          </table:table-cell>
          <table:table-cell table:style-name="ce5" office:value-type="string" calcext:value-type="string">
            <text:p>6.24.19--20</text:p>
          </table:table-cell>
          <table:table-cell table:style-name="ce5" office:value-type="string" calcext:value-type="string">
            <text:p>H37Rv ΔEsx-5A;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21]" office:value-type="string" office:string-value="2019_0801Briken11" calcext:value-type="string">
            <text:p>2019_0801Briken11</text:p>
          </table:table-cell>
          <table:table-cell table:style-name="ce3" office:value-type="string" calcext:value-type="string">
            <text:p>t11</text:p>
          </table:table-cell>
          <table:table-cell table:style-name="ce2" office:value-type="string" calcext:value-type="string">
            <text:p>delta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dt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21];&quot;.raw&quot;)" office:value-type="string" office:string-value="preprocessing/00_raw/2019_0801Briken11.raw" calcext:value-type="string">
            <text:p>preprocessing/00_raw/2019_0801Briken11.raw</text:p>
          </table:table-cell>
          <table:table-cell table:style-name="ce2" table:formula="of:=CONCATENATE(&quot;preprocessing/01mzXML/dia/20190801/&quot;;[.A21];&quot;.mzXML&quot;)" office:value-type="string" office:string-value="preprocessing/01mzXML/dia/20190801/2019_0801Briken11.mzXML" calcext:value-type="string">
            <text:p>preprocessing/01mzXML/dia/20190801/2019_0801Briken11.mzXML</text:p>
          </table:table-cell>
          <table:table-cell table:style-name="ce2" table:formula="of:=CONCATENATE(&quot;preprocessing/01mzML/dia/20190801/&quot;;[.A21];&quot;.mzML&quot;)" office:value-type="string" office:string-value="preprocessing/01mzML/dia/20190801/2019_0801Briken11.mzML" calcext:value-type="string">
            <text:p>preprocessing/01mzML/dia/20190801/2019_0801Briken11.mzML</text:p>
          </table:table-cell>
          <table:table-cell table:style-name="ce2" table:formula="of:=CONCATENATE(&quot;preprocessing/08pyprophet/20190801/whole_8mz_tuberculist/&quot;;[.A21];&quot;_vs_20190801_whole_HCD_dia_scored.tsv&quot;)" office:value-type="string" office:string-value="preprocessing/08pyprophet/20190801/whole_8mz_tuberculist/2019_0801Briken11_vs_20190801_whole_HCD_dia_scored.tsv" calcext:value-type="string">
            <text:p>preprocessing/08pyprophet/20190801/whole_8mz_tuberculist/2019_0801Briken11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11</text:p>
          </table:table-cell>
          <table:table-cell table:style-name="ce2" office:value-type="string" calcext:value-type="string">
            <text:p>S23</text:p>
          </table:table-cell>
          <table:table-cell table:style-name="ce4" office:value-type="string" calcext:value-type="string">
            <text:p>6.24.19--23</text:p>
          </table:table-cell>
          <table:table-cell table:style-name="ce4" office:value-type="string" calcext:value-type="string">
            <text:p>H37Rv ΔEsx-5A;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22]" office:value-type="string" office:string-value="2019_0709Briken11" calcext:value-type="string">
            <text:p>2019_0709Briken11</text:p>
          </table:table-cell>
          <table:table-cell office:value-type="string" calcext:value-type="string">
            <text:p>t11</text:p>
          </table:table-cell>
          <table:table-cell table:style-name="ce2" office:value-type="string" calcext:value-type="string">
            <text:p>delta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dt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22]; &quot;.raw&quot;)" office:value-type="string" office:string-value="preprocessing/00_raw/2019_0709Briken11.raw" calcext:value-type="string">
            <text:p>preprocessing/00_raw/2019_0709Briken11.raw</text:p>
          </table:table-cell>
          <table:table-cell table:formula="of:=CONCATENATE(&quot;preprocessing/01mzXML/dia/20190718/&quot;; [.A22]; &quot;.mzXML&quot;)" office:value-type="string" office:string-value="preprocessing/01mzXML/dia/20190718/2019_0709Briken11.mzXML" calcext:value-type="string">
            <text:p>preprocessing/01mzXML/dia/20190718/2019_0709Briken11.mzXML</text:p>
          </table:table-cell>
          <table:table-cell table:formula="of:=CONCATENATE(&quot;preprocessing/01mzML/dia/20190718/&quot;; [.A22]; &quot;.mzML&quot;)" office:value-type="string" office:string-value="preprocessing/01mzML/dia/20190718/2019_0709Briken11.mzML" calcext:value-type="string">
            <text:p>preprocessing/01mzML/dia/20190718/2019_0709Briken11.mzML</text:p>
          </table:table-cell>
          <table:table-cell table:formula="of:=CONCATENATE(&quot;preprocessing/08pyprophet/20190718/whole_8mz_tuberculist/&quot;; [.A22]; &quot;_vs_20190718_whole_HCD_dia_scored.tsv&quot;)" office:value-type="string" office:string-value="preprocessing/08pyprophet/20190718/whole_8mz_tuberculist/2019_0709Briken11_vs_20190718_whole_HCD_dia_scored.tsv" calcext:value-type="string">
            <text:p>preprocessing/08pyprophet/20190718/whole_8mz_tuberculist/2019_0709Briken11_vs_20190718_whole_HCD_dia_scored.tsv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2019_0801Briken12</text:p>
          </table:table-cell>
          <table:table-cell table:style-name="ce2" office:value-type="string" calcext:value-type="string">
            <text:p>S21</text:p>
          </table:table-cell>
          <table:table-cell table:style-name="ce5" office:value-type="string" calcext:value-type="string">
            <text:p>6.24.19--21</text:p>
          </table:table-cell>
          <table:table-cell table:style-name="ce5" office:value-type="string" calcext:value-type="string">
            <text:p>H37Rv ΔEsx-5A Complement;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23]" office:value-type="string" office:string-value="2019_0801Briken12" calcext:value-type="string">
            <text:p>2019_0801Briken12</text:p>
          </table:table-cell>
          <table:table-cell table:style-name="ce3" office:value-type="string" calcext:value-type="string">
            <text:p>t12</text:p>
          </table:table-cell>
          <table:table-cell table:style-name="ce2" office:value-type="string" calcext:value-type="string">
            <text:p>complement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cp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23];&quot;.raw&quot;)" office:value-type="string" office:string-value="preprocessing/00_raw/2019_0801Briken12.raw" calcext:value-type="string">
            <text:p>preprocessing/00_raw/2019_0801Briken12.raw</text:p>
          </table:table-cell>
          <table:table-cell table:style-name="ce2" table:formula="of:=CONCATENATE(&quot;preprocessing/01mzXML/dia/20190801/&quot;;[.A23];&quot;.mzXML&quot;)" office:value-type="string" office:string-value="preprocessing/01mzXML/dia/20190801/2019_0801Briken12.mzXML" calcext:value-type="string">
            <text:p>preprocessing/01mzXML/dia/20190801/2019_0801Briken12.mzXML</text:p>
          </table:table-cell>
          <table:table-cell table:style-name="ce2" table:formula="of:=CONCATENATE(&quot;preprocessing/01mzML/dia/20190801/&quot;;[.A23];&quot;.mzML&quot;)" office:value-type="string" office:string-value="preprocessing/01mzML/dia/20190801/2019_0801Briken12.mzML" calcext:value-type="string">
            <text:p>preprocessing/01mzML/dia/20190801/2019_0801Briken12.mzML</text:p>
          </table:table-cell>
          <table:table-cell table:style-name="ce2" table:formula="of:=CONCATENATE(&quot;preprocessing/08pyprophet/20190801/whole_8mz_tuberculist/&quot;;[.A23];&quot;_vs_20190801_whole_HCD_dia_scored.tsv&quot;)" office:value-type="string" office:string-value="preprocessing/08pyprophet/20190801/whole_8mz_tuberculist/2019_0801Briken12_vs_20190801_whole_HCD_dia_scored.tsv" calcext:value-type="string">
            <text:p>preprocessing/08pyprophet/20190801/whole_8mz_tuberculist/2019_0801Briken12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12</text:p>
          </table:table-cell>
          <table:table-cell table:style-name="ce2" office:value-type="string" calcext:value-type="string">
            <text:p>S24</text:p>
          </table:table-cell>
          <table:table-cell table:style-name="ce4" office:value-type="string" calcext:value-type="string">
            <text:p>6.24.19--24</text:p>
          </table:table-cell>
          <table:table-cell table:style-name="ce4" office:value-type="string" calcext:value-type="string">
            <text:p>H37Rv ΔEsx-5A Complement;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24]" office:value-type="string" office:string-value="2019_0709Briken12" calcext:value-type="string">
            <text:p>2019_0709Briken12</text:p>
          </table:table-cell>
          <table:table-cell office:value-type="string" calcext:value-type="string">
            <text:p>t12</text:p>
          </table:table-cell>
          <table:table-cell table:style-name="ce2" office:value-type="string" calcext:value-type="string">
            <text:p>complement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cp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24]; &quot;.raw&quot;)" office:value-type="string" office:string-value="preprocessing/00_raw/2019_0709Briken12.raw" calcext:value-type="string">
            <text:p>preprocessing/00_raw/2019_0709Briken12.raw</text:p>
          </table:table-cell>
          <table:table-cell table:formula="of:=CONCATENATE(&quot;preprocessing/01mzXML/dia/20190718/&quot;; [.A24]; &quot;.mzXML&quot;)" office:value-type="string" office:string-value="preprocessing/01mzXML/dia/20190718/2019_0709Briken12.mzXML" calcext:value-type="string">
            <text:p>preprocessing/01mzXML/dia/20190718/2019_0709Briken12.mzXML</text:p>
          </table:table-cell>
          <table:table-cell table:formula="of:=CONCATENATE(&quot;preprocessing/01mzML/dia/20190718/&quot;; [.A24]; &quot;.mzML&quot;)" office:value-type="string" office:string-value="preprocessing/01mzML/dia/20190718/2019_0709Briken12.mzML" calcext:value-type="string">
            <text:p>preprocessing/01mzML/dia/20190718/2019_0709Briken12.mzML</text:p>
          </table:table-cell>
          <table:table-cell table:formula="of:=CONCATENATE(&quot;preprocessing/08pyprophet/20190718/whole_8mz_tuberculist/&quot;; [.A24]; &quot;_vs_20190718_whole_HCD_dia_scored.tsv&quot;)" office:value-type="string" office:string-value="preprocessing/08pyprophet/20190718/whole_8mz_tuberculist/2019_0709Briken12_vs_20190718_whole_HCD_dia_scored.tsv" calcext:value-type="string">
            <text:p>preprocessing/08pyprophet/20190718/whole_8mz_tuberculist/2019_0709Briken12_vs_20190718_whole_HCD_dia_scored.tsv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2019_0801Briken13</text:p>
          </table:table-cell>
          <table:table-cell table:style-name="ce2" office:value-type="string" calcext:value-type="string">
            <text:p>S25</text:p>
          </table:table-cell>
          <table:table-cell table:style-name="ce5" office:value-type="string" calcext:value-type="string">
            <text:p>6.24.19--25</text:p>
          </table:table-cell>
          <table:table-cell table:style-name="ce5" office:value-type="string" calcext:value-type="string">
            <text:p>WT H37Rv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25]" office:value-type="string" office:string-value="2019_0801Briken13" calcext:value-type="string">
            <text:p>2019_0801Briken13</text:p>
          </table:table-cell>
          <table:table-cell table:style-name="ce3" office:value-type="string" calcext:value-type="string">
            <text:p>t13</text:p>
          </table:table-cell>
          <table:table-cell table:style-name="ce2" office:value-type="string" calcext:value-type="string">
            <text:p>wild_type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wt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25];&quot;.raw&quot;)" office:value-type="string" office:string-value="preprocessing/00_raw/2019_0801Briken13.raw" calcext:value-type="string">
            <text:p>preprocessing/00_raw/2019_0801Briken13.raw</text:p>
          </table:table-cell>
          <table:table-cell table:style-name="ce2" table:formula="of:=CONCATENATE(&quot;preprocessing/01mzXML/dia/20190801/&quot;;[.A25];&quot;.mzXML&quot;)" office:value-type="string" office:string-value="preprocessing/01mzXML/dia/20190801/2019_0801Briken13.mzXML" calcext:value-type="string">
            <text:p>preprocessing/01mzXML/dia/20190801/2019_0801Briken13.mzXML</text:p>
          </table:table-cell>
          <table:table-cell table:style-name="ce2" table:formula="of:=CONCATENATE(&quot;preprocessing/01mzML/dia/20190801/&quot;;[.A25];&quot;.mzML&quot;)" office:value-type="string" office:string-value="preprocessing/01mzML/dia/20190801/2019_0801Briken13.mzML" calcext:value-type="string">
            <text:p>preprocessing/01mzML/dia/20190801/2019_0801Briken13.mzML</text:p>
          </table:table-cell>
          <table:table-cell table:style-name="ce2" table:formula="of:=CONCATENATE(&quot;preprocessing/08pyprophet/20190801/whole_8mz_tuberculist/&quot;;[.A25];&quot;_vs_20190801_whole_HCD_dia_scored.tsv&quot;)" office:value-type="string" office:string-value="preprocessing/08pyprophet/20190801/whole_8mz_tuberculist/2019_0801Briken13_vs_20190801_whole_HCD_dia_scored.tsv" calcext:value-type="string">
            <text:p>preprocessing/08pyprophet/20190801/whole_8mz_tuberculist/2019_0801Briken13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13</text:p>
          </table:table-cell>
          <table:table-cell table:style-name="ce2" office:value-type="string" calcext:value-type="string">
            <text:p>S28</text:p>
          </table:table-cell>
          <table:table-cell table:style-name="ce4" office:value-type="string" calcext:value-type="string">
            <text:p>6.24.19--28</text:p>
          </table:table-cell>
          <table:table-cell table:style-name="ce4" office:value-type="string" calcext:value-type="string">
            <text:p>WT H37Rv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26]" office:value-type="string" office:string-value="2019_0709Briken13" calcext:value-type="string">
            <text:p>2019_0709Briken13</text:p>
          </table:table-cell>
          <table:table-cell office:value-type="string" calcext:value-type="string">
            <text:p>t13</text:p>
          </table:table-cell>
          <table:table-cell table:style-name="ce2" office:value-type="string" calcext:value-type="string">
            <text:p>wild_type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wt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26]; &quot;.raw&quot;)" office:value-type="string" office:string-value="preprocessing/00_raw/2019_0709Briken13.raw" calcext:value-type="string">
            <text:p>preprocessing/00_raw/2019_0709Briken13.raw</text:p>
          </table:table-cell>
          <table:table-cell table:formula="of:=CONCATENATE(&quot;preprocessing/01mzXML/dia/20190718/&quot;; [.A26]; &quot;.mzXML&quot;)" office:value-type="string" office:string-value="preprocessing/01mzXML/dia/20190718/2019_0709Briken13.mzXML" calcext:value-type="string">
            <text:p>preprocessing/01mzXML/dia/20190718/2019_0709Briken13.mzXML</text:p>
          </table:table-cell>
          <table:table-cell table:formula="of:=CONCATENATE(&quot;preprocessing/01mzML/dia/20190718/&quot;; [.A26]; &quot;.mzML&quot;)" office:value-type="string" office:string-value="preprocessing/01mzML/dia/20190718/2019_0709Briken13.mzML" calcext:value-type="string">
            <text:p>preprocessing/01mzML/dia/20190718/2019_0709Briken13.mzML</text:p>
          </table:table-cell>
          <table:table-cell table:formula="of:=CONCATENATE(&quot;preprocessing/08pyprophet/20190718/whole_8mz_tuberculist/&quot;; [.A26]; &quot;_vs_20190718_whole_HCD_dia_scored.tsv&quot;)" office:value-type="string" office:string-value="preprocessing/08pyprophet/20190718/whole_8mz_tuberculist/2019_0709Briken13_vs_20190718_whole_HCD_dia_scored.tsv" calcext:value-type="string">
            <text:p>preprocessing/08pyprophet/20190718/whole_8mz_tuberculist/2019_0709Briken13_vs_20190718_whole_HCD_dia_scored.tsv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2019_0801Briken14</text:p>
          </table:table-cell>
          <table:table-cell table:style-name="ce2" office:value-type="string" calcext:value-type="string">
            <text:p>S26</text:p>
          </table:table-cell>
          <table:table-cell table:style-name="ce5" office:value-type="string" calcext:value-type="string">
            <text:p>6.24.19--26</text:p>
          </table:table-cell>
          <table:table-cell table:style-name="ce5" office:value-type="string" calcext:value-type="string">
            <text:p>H37Rv ΔEsx-5A;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27]" office:value-type="string" office:string-value="2019_0801Briken14" calcext:value-type="string">
            <text:p>2019_0801Briken14</text:p>
          </table:table-cell>
          <table:table-cell table:style-name="ce3" office:value-type="string" calcext:value-type="string">
            <text:p>t14</text:p>
          </table:table-cell>
          <table:table-cell table:style-name="ce2" office:value-type="string" calcext:value-type="string">
            <text:p>delta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dt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27];&quot;.raw&quot;)" office:value-type="string" office:string-value="preprocessing/00_raw/2019_0801Briken14.raw" calcext:value-type="string">
            <text:p>preprocessing/00_raw/2019_0801Briken14.raw</text:p>
          </table:table-cell>
          <table:table-cell table:style-name="ce2" table:formula="of:=CONCATENATE(&quot;preprocessing/01mzXML/dia/20190801/&quot;;[.A27];&quot;.mzXML&quot;)" office:value-type="string" office:string-value="preprocessing/01mzXML/dia/20190801/2019_0801Briken14.mzXML" calcext:value-type="string">
            <text:p>preprocessing/01mzXML/dia/20190801/2019_0801Briken14.mzXML</text:p>
          </table:table-cell>
          <table:table-cell table:style-name="ce2" table:formula="of:=CONCATENATE(&quot;preprocessing/01mzML/dia/20190801/&quot;;[.A27];&quot;.mzML&quot;)" office:value-type="string" office:string-value="preprocessing/01mzML/dia/20190801/2019_0801Briken14.mzML" calcext:value-type="string">
            <text:p>preprocessing/01mzML/dia/20190801/2019_0801Briken14.mzML</text:p>
          </table:table-cell>
          <table:table-cell table:style-name="ce2" table:formula="of:=CONCATENATE(&quot;preprocessing/08pyprophet/20190801/whole_8mz_tuberculist/&quot;;[.A27];&quot;_vs_20190801_whole_HCD_dia_scored.tsv&quot;)" office:value-type="string" office:string-value="preprocessing/08pyprophet/20190801/whole_8mz_tuberculist/2019_0801Briken14_vs_20190801_whole_HCD_dia_scored.tsv" calcext:value-type="string">
            <text:p>preprocessing/08pyprophet/20190801/whole_8mz_tuberculist/2019_0801Briken14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14</text:p>
          </table:table-cell>
          <table:table-cell table:style-name="ce2" office:value-type="string" calcext:value-type="string">
            <text:p>S29</text:p>
          </table:table-cell>
          <table:table-cell table:style-name="ce4" office:value-type="string" calcext:value-type="string">
            <text:p>6.24.19--29</text:p>
          </table:table-cell>
          <table:table-cell table:style-name="ce4" office:value-type="string" calcext:value-type="string">
            <text:p>H37Rv ΔEsx-5A;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28]" office:value-type="string" office:string-value="2019_0709Briken14" calcext:value-type="string">
            <text:p>2019_0709Briken14</text:p>
          </table:table-cell>
          <table:table-cell office:value-type="string" calcext:value-type="string">
            <text:p>t14</text:p>
          </table:table-cell>
          <table:table-cell table:style-name="ce2" office:value-type="string" calcext:value-type="string">
            <text:p>delta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dt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28]; &quot;.raw&quot;)" office:value-type="string" office:string-value="preprocessing/00_raw/2019_0709Briken14.raw" calcext:value-type="string">
            <text:p>preprocessing/00_raw/2019_0709Briken14.raw</text:p>
          </table:table-cell>
          <table:table-cell table:formula="of:=CONCATENATE(&quot;preprocessing/01mzXML/dia/20190718/&quot;; [.A28]; &quot;.mzXML&quot;)" office:value-type="string" office:string-value="preprocessing/01mzXML/dia/20190718/2019_0709Briken14.mzXML" calcext:value-type="string">
            <text:p>preprocessing/01mzXML/dia/20190718/2019_0709Briken14.mzXML</text:p>
          </table:table-cell>
          <table:table-cell table:formula="of:=CONCATENATE(&quot;preprocessing/01mzML/dia/20190718/&quot;; [.A28]; &quot;.mzML&quot;)" office:value-type="string" office:string-value="preprocessing/01mzML/dia/20190718/2019_0709Briken14.mzML" calcext:value-type="string">
            <text:p>preprocessing/01mzML/dia/20190718/2019_0709Briken14.mzML</text:p>
          </table:table-cell>
          <table:table-cell table:formula="of:=CONCATENATE(&quot;preprocessing/08pyprophet/20190718/whole_8mz_tuberculist/&quot;; [.A28]; &quot;_vs_20190718_whole_HCD_dia_scored.tsv&quot;)" office:value-type="string" office:string-value="preprocessing/08pyprophet/20190718/whole_8mz_tuberculist/2019_0709Briken14_vs_20190718_whole_HCD_dia_scored.tsv" calcext:value-type="string">
            <text:p>preprocessing/08pyprophet/20190718/whole_8mz_tuberculist/2019_0709Briken14_vs_20190718_whole_HCD_dia_scored.tsv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2019_0801Briken15</text:p>
          </table:table-cell>
          <table:table-cell table:style-name="ce2" office:value-type="string" calcext:value-type="string">
            <text:p>S27</text:p>
          </table:table-cell>
          <table:table-cell table:style-name="ce5" office:value-type="string" calcext:value-type="string">
            <text:p>6.24.19--27</text:p>
          </table:table-cell>
          <table:table-cell table:style-name="ce5" office:value-type="string" calcext:value-type="string">
            <text:p>H37Rv ΔEsx-5A Complement;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29]" office:value-type="string" office:string-value="2019_0801Briken15" calcext:value-type="string">
            <text:p>2019_0801Briken15</text:p>
          </table:table-cell>
          <table:table-cell table:style-name="ce3" office:value-type="string" calcext:value-type="string">
            <text:p>t15</text:p>
          </table:table-cell>
          <table:table-cell table:style-name="ce2" office:value-type="string" calcext:value-type="string">
            <text:p>complement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cp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29];&quot;.raw&quot;)" office:value-type="string" office:string-value="preprocessing/00_raw/2019_0801Briken15.raw" calcext:value-type="string">
            <text:p>preprocessing/00_raw/2019_0801Briken15.raw</text:p>
          </table:table-cell>
          <table:table-cell table:style-name="ce2" table:formula="of:=CONCATENATE(&quot;preprocessing/01mzXML/dia/20190801/&quot;;[.A29];&quot;.mzXML&quot;)" office:value-type="string" office:string-value="preprocessing/01mzXML/dia/20190801/2019_0801Briken15.mzXML" calcext:value-type="string">
            <text:p>preprocessing/01mzXML/dia/20190801/2019_0801Briken15.mzXML</text:p>
          </table:table-cell>
          <table:table-cell table:style-name="ce2" table:formula="of:=CONCATENATE(&quot;preprocessing/01mzML/dia/20190801/&quot;;[.A29];&quot;.mzML&quot;)" office:value-type="string" office:string-value="preprocessing/01mzML/dia/20190801/2019_0801Briken15.mzML" calcext:value-type="string">
            <text:p>preprocessing/01mzML/dia/20190801/2019_0801Briken15.mzML</text:p>
          </table:table-cell>
          <table:table-cell table:style-name="ce2" table:formula="of:=CONCATENATE(&quot;preprocessing/08pyprophet/20190801/whole_8mz_tuberculist/&quot;;[.A29];&quot;_vs_20190801_whole_HCD_dia_scored.tsv&quot;)" office:value-type="string" office:string-value="preprocessing/08pyprophet/20190801/whole_8mz_tuberculist/2019_0801Briken15_vs_20190801_whole_HCD_dia_scored.tsv" calcext:value-type="string">
            <text:p>preprocessing/08pyprophet/20190801/whole_8mz_tuberculist/2019_0801Briken15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15</text:p>
          </table:table-cell>
          <table:table-cell table:style-name="ce2" office:value-type="string" calcext:value-type="string">
            <text:p>S30</text:p>
          </table:table-cell>
          <table:table-cell table:style-name="ce4" office:value-type="string" calcext:value-type="string">
            <text:p>6.24.19--30</text:p>
          </table:table-cell>
          <table:table-cell table:style-name="ce4" office:value-type="string" calcext:value-type="string">
            <text:p>H37Rv ΔEsx-5A Complement;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30]" office:value-type="string" office:string-value="2019_0709Briken15" calcext:value-type="string">
            <text:p>2019_0709Briken15</text:p>
          </table:table-cell>
          <table:table-cell office:value-type="string" calcext:value-type="string">
            <text:p>t15</text:p>
          </table:table-cell>
          <table:table-cell table:style-name="ce2" office:value-type="string" calcext:value-type="string">
            <text:p>complement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cp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30]; &quot;.raw&quot;)" office:value-type="string" office:string-value="preprocessing/00_raw/2019_0709Briken15.raw" calcext:value-type="string">
            <text:p>preprocessing/00_raw/2019_0709Briken15.raw</text:p>
          </table:table-cell>
          <table:table-cell table:formula="of:=CONCATENATE(&quot;preprocessing/01mzXML/dia/20190718/&quot;; [.A30]; &quot;.mzXML&quot;)" office:value-type="string" office:string-value="preprocessing/01mzXML/dia/20190718/2019_0709Briken15.mzXML" calcext:value-type="string">
            <text:p>preprocessing/01mzXML/dia/20190718/2019_0709Briken15.mzXML</text:p>
          </table:table-cell>
          <table:table-cell table:formula="of:=CONCATENATE(&quot;preprocessing/01mzML/dia/20190718/&quot;; [.A30]; &quot;.mzML&quot;)" office:value-type="string" office:string-value="preprocessing/01mzML/dia/20190718/2019_0709Briken15.mzML" calcext:value-type="string">
            <text:p>preprocessing/01mzML/dia/20190718/2019_0709Briken15.mzML</text:p>
          </table:table-cell>
          <table:table-cell table:formula="of:=CONCATENATE(&quot;preprocessing/08pyprophet/20190718/whole_8mz_tuberculist/&quot;; [.A30]; &quot;_vs_20190718_whole_HCD_dia_scored.tsv&quot;)" office:value-type="string" office:string-value="preprocessing/08pyprophet/20190718/whole_8mz_tuberculist/2019_0709Briken15_vs_20190718_whole_HCD_dia_scored.tsv" calcext:value-type="string">
            <text:p>preprocessing/08pyprophet/20190718/whole_8mz_tuberculist/2019_0709Briken15_vs_20190718_whole_HCD_dia_scored.tsv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2019_0801Briken16</text:p>
          </table:table-cell>
          <table:table-cell table:style-name="ce2" office:value-type="string" calcext:value-type="string">
            <text:p>S31</text:p>
          </table:table-cell>
          <table:table-cell table:style-name="ce5" office:value-type="string" calcext:value-type="string">
            <text:p>6.24.19--31</text:p>
          </table:table-cell>
          <table:table-cell table:style-name="ce5" office:value-type="string" calcext:value-type="string">
            <text:p>WT H37Rv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31]" office:value-type="string" office:string-value="2019_0801Briken16" calcext:value-type="string">
            <text:p>2019_0801Briken16</text:p>
          </table:table-cell>
          <table:table-cell table:style-name="ce3" office:value-type="string" calcext:value-type="string">
            <text:p>t16</text:p>
          </table:table-cell>
          <table:table-cell table:style-name="ce2" office:value-type="string" calcext:value-type="string">
            <text:p>wild_type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wt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31];&quot;.raw&quot;)" office:value-type="string" office:string-value="preprocessing/00_raw/2019_0801Briken16.raw" calcext:value-type="string">
            <text:p>preprocessing/00_raw/2019_0801Briken16.raw</text:p>
          </table:table-cell>
          <table:table-cell table:style-name="ce2" table:formula="of:=CONCATENATE(&quot;preprocessing/01mzXML/dia/20190801/&quot;;[.A31];&quot;.mzXML&quot;)" office:value-type="string" office:string-value="preprocessing/01mzXML/dia/20190801/2019_0801Briken16.mzXML" calcext:value-type="string">
            <text:p>preprocessing/01mzXML/dia/20190801/2019_0801Briken16.mzXML</text:p>
          </table:table-cell>
          <table:table-cell table:style-name="ce2" table:formula="of:=CONCATENATE(&quot;preprocessing/01mzML/dia/20190801/&quot;;[.A31];&quot;.mzML&quot;)" office:value-type="string" office:string-value="preprocessing/01mzML/dia/20190801/2019_0801Briken16.mzML" calcext:value-type="string">
            <text:p>preprocessing/01mzML/dia/20190801/2019_0801Briken16.mzML</text:p>
          </table:table-cell>
          <table:table-cell table:style-name="ce2" table:formula="of:=CONCATENATE(&quot;preprocessing/08pyprophet/20190801/whole_8mz_tuberculist/&quot;;[.A31];&quot;_vs_20190801_whole_HCD_dia_scored.tsv&quot;)" office:value-type="string" office:string-value="preprocessing/08pyprophet/20190801/whole_8mz_tuberculist/2019_0801Briken16_vs_20190801_whole_HCD_dia_scored.tsv" calcext:value-type="string">
            <text:p>preprocessing/08pyprophet/20190801/whole_8mz_tuberculist/2019_0801Briken16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16</text:p>
          </table:table-cell>
          <table:table-cell table:style-name="ce2" office:value-type="string" calcext:value-type="string">
            <text:p>S34</text:p>
          </table:table-cell>
          <table:table-cell table:style-name="ce4" office:value-type="string" calcext:value-type="string">
            <text:p>6.24.19--34</text:p>
          </table:table-cell>
          <table:table-cell table:style-name="ce4" office:value-type="string" calcext:value-type="string">
            <text:p>WT H37Rv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32]" office:value-type="string" office:string-value="2019_0709Briken16" calcext:value-type="string">
            <text:p>2019_0709Briken16</text:p>
          </table:table-cell>
          <table:table-cell office:value-type="string" calcext:value-type="string">
            <text:p>t16</text:p>
          </table:table-cell>
          <table:table-cell table:style-name="ce2" office:value-type="string" calcext:value-type="string">
            <text:p>wild_type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wt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32]; &quot;.raw&quot;)" office:value-type="string" office:string-value="preprocessing/00_raw/2019_0709Briken16.raw" calcext:value-type="string">
            <text:p>preprocessing/00_raw/2019_0709Briken16.raw</text:p>
          </table:table-cell>
          <table:table-cell table:formula="of:=CONCATENATE(&quot;preprocessing/01mzXML/dia/20190718/&quot;; [.A32]; &quot;.mzXML&quot;)" office:value-type="string" office:string-value="preprocessing/01mzXML/dia/20190718/2019_0709Briken16.mzXML" calcext:value-type="string">
            <text:p>preprocessing/01mzXML/dia/20190718/2019_0709Briken16.mzXML</text:p>
          </table:table-cell>
          <table:table-cell table:formula="of:=CONCATENATE(&quot;preprocessing/01mzML/dia/20190718/&quot;; [.A32]; &quot;.mzML&quot;)" office:value-type="string" office:string-value="preprocessing/01mzML/dia/20190718/2019_0709Briken16.mzML" calcext:value-type="string">
            <text:p>preprocessing/01mzML/dia/20190718/2019_0709Briken16.mzML</text:p>
          </table:table-cell>
          <table:table-cell table:formula="of:=CONCATENATE(&quot;preprocessing/08pyprophet/20190718/whole_8mz_tuberculist/&quot;; [.A32]; &quot;_vs_20190718_whole_HCD_dia_scored.tsv&quot;)" office:value-type="string" office:string-value="preprocessing/08pyprophet/20190718/whole_8mz_tuberculist/2019_0709Briken16_vs_20190718_whole_HCD_dia_scored.tsv" calcext:value-type="string">
            <text:p>preprocessing/08pyprophet/20190718/whole_8mz_tuberculist/2019_0709Briken16_vs_20190718_whole_HCD_dia_scored.tsv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2019_0801Briken17</text:p>
          </table:table-cell>
          <table:table-cell table:style-name="ce2" office:value-type="string" calcext:value-type="string">
            <text:p>S32</text:p>
          </table:table-cell>
          <table:table-cell table:style-name="ce5" office:value-type="string" calcext:value-type="string">
            <text:p>6.24.19--32</text:p>
          </table:table-cell>
          <table:table-cell table:style-name="ce5" office:value-type="string" calcext:value-type="string">
            <text:p>H37Rv ΔEsx-5A;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33]" office:value-type="string" office:string-value="2019_0801Briken17" calcext:value-type="string">
            <text:p>2019_0801Briken17</text:p>
          </table:table-cell>
          <table:table-cell table:style-name="ce3" office:value-type="string" calcext:value-type="string">
            <text:p>t17</text:p>
          </table:table-cell>
          <table:table-cell table:style-name="ce2" office:value-type="string" calcext:value-type="string">
            <text:p>delta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dt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33];&quot;.raw&quot;)" office:value-type="string" office:string-value="preprocessing/00_raw/2019_0801Briken17.raw" calcext:value-type="string">
            <text:p>preprocessing/00_raw/2019_0801Briken17.raw</text:p>
          </table:table-cell>
          <table:table-cell table:style-name="ce2" table:formula="of:=CONCATENATE(&quot;preprocessing/01mzXML/dia/20190801/&quot;;[.A33];&quot;.mzXML&quot;)" office:value-type="string" office:string-value="preprocessing/01mzXML/dia/20190801/2019_0801Briken17.mzXML" calcext:value-type="string">
            <text:p>preprocessing/01mzXML/dia/20190801/2019_0801Briken17.mzXML</text:p>
          </table:table-cell>
          <table:table-cell table:style-name="ce2" table:formula="of:=CONCATENATE(&quot;preprocessing/01mzML/dia/20190801/&quot;;[.A33];&quot;.mzML&quot;)" office:value-type="string" office:string-value="preprocessing/01mzML/dia/20190801/2019_0801Briken17.mzML" calcext:value-type="string">
            <text:p>preprocessing/01mzML/dia/20190801/2019_0801Briken17.mzML</text:p>
          </table:table-cell>
          <table:table-cell table:style-name="ce2" table:formula="of:=CONCATENATE(&quot;preprocessing/08pyprophet/20190801/whole_8mz_tuberculist/&quot;;[.A33];&quot;_vs_20190801_whole_HCD_dia_scored.tsv&quot;)" office:value-type="string" office:string-value="preprocessing/08pyprophet/20190801/whole_8mz_tuberculist/2019_0801Briken17_vs_20190801_whole_HCD_dia_scored.tsv" calcext:value-type="string">
            <text:p>preprocessing/08pyprophet/20190801/whole_8mz_tuberculist/2019_0801Briken17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17</text:p>
          </table:table-cell>
          <table:table-cell table:style-name="ce2" office:value-type="string" calcext:value-type="string">
            <text:p>S35</text:p>
          </table:table-cell>
          <table:table-cell table:style-name="ce4" office:value-type="string" calcext:value-type="string">
            <text:p>6.24.19--35</text:p>
          </table:table-cell>
          <table:table-cell table:style-name="ce4" office:value-type="string" calcext:value-type="string">
            <text:p>H37Rv ΔEsx-5A;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34]" office:value-type="string" office:string-value="2019_0709Briken17" calcext:value-type="string">
            <text:p>2019_0709Briken17</text:p>
          </table:table-cell>
          <table:table-cell office:value-type="string" calcext:value-type="string">
            <text:p>t17</text:p>
          </table:table-cell>
          <table:table-cell table:style-name="ce2" office:value-type="string" calcext:value-type="string">
            <text:p>delta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dt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34]; &quot;.raw&quot;)" office:value-type="string" office:string-value="preprocessing/00_raw/2019_0709Briken17.raw" calcext:value-type="string">
            <text:p>preprocessing/00_raw/2019_0709Briken17.raw</text:p>
          </table:table-cell>
          <table:table-cell table:formula="of:=CONCATENATE(&quot;preprocessing/01mzXML/dia/20190718/&quot;; [.A34]; &quot;.mzXML&quot;)" office:value-type="string" office:string-value="preprocessing/01mzXML/dia/20190718/2019_0709Briken17.mzXML" calcext:value-type="string">
            <text:p>preprocessing/01mzXML/dia/20190718/2019_0709Briken17.mzXML</text:p>
          </table:table-cell>
          <table:table-cell table:formula="of:=CONCATENATE(&quot;preprocessing/01mzML/dia/20190718/&quot;; [.A34]; &quot;.mzML&quot;)" office:value-type="string" office:string-value="preprocessing/01mzML/dia/20190718/2019_0709Briken17.mzML" calcext:value-type="string">
            <text:p>preprocessing/01mzML/dia/20190718/2019_0709Briken17.mzML</text:p>
          </table:table-cell>
          <table:table-cell table:formula="of:=CONCATENATE(&quot;preprocessing/08pyprophet/20190718/whole_8mz_tuberculist/&quot;; [.A34]; &quot;_vs_20190718_whole_HCD_dia_scored.tsv&quot;)" office:value-type="string" office:string-value="preprocessing/08pyprophet/20190718/whole_8mz_tuberculist/2019_0709Briken17_vs_20190718_whole_HCD_dia_scored.tsv" calcext:value-type="string">
            <text:p>preprocessing/08pyprophet/20190718/whole_8mz_tuberculist/2019_0709Briken17_vs_20190718_whole_HCD_dia_scored.tsv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2019_0801Briken18</text:p>
          </table:table-cell>
          <table:table-cell table:style-name="ce2" office:value-type="string" calcext:value-type="string">
            <text:p>S33</text:p>
          </table:table-cell>
          <table:table-cell table:style-name="ce5" office:value-type="string" calcext:value-type="string">
            <text:p>6.24.19--33</text:p>
          </table:table-cell>
          <table:table-cell table:style-name="ce5" office:value-type="string" calcext:value-type="string">
            <text:p>H37Rv ΔEsx-5A Complement; Whole Cell Lysate</text:p>
          </table:table-cell>
          <table:table-cell table:style-name="ce3" table:number-columns-repeated="3"/>
          <table:table-cell table:style-name="ce2" office:value-type="string" calcext:value-type="string">
            <text:p>b20190610</text:p>
          </table:table-cell>
          <table:table-cell table:style-name="ce2" office:value-type="string" calcext:value-type="string">
            <text:p>l20190801</text:p>
          </table:table-cell>
          <table:table-cell table:style-name="ce2" office:value-type="string" calcext:value-type="string">
            <text:p>m20190801</text:p>
          </table:table-cell>
          <table:table-cell table:style-name="ce2" office:value-type="string" calcext:value-type="string">
            <text:p>t20190801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2" table:formula="of:=[.A35]" office:value-type="string" office:string-value="2019_0801Briken18" calcext:value-type="string">
            <text:p>2019_0801Briken18</text:p>
          </table:table-cell>
          <table:table-cell table:style-name="ce3" office:value-type="string" calcext:value-type="string">
            <text:p>t18</text:p>
          </table:table-cell>
          <table:table-cell table:style-name="ce2" office:value-type="string" calcext:value-type="string">
            <text:p>complement</text:p>
          </table:table-cell>
          <table:table-cell table:style-name="ce5" office:value-type="string" calcext:value-type="string">
            <text:p>whole_cell</text:p>
          </table:table-cell>
          <table:table-cell table:style-name="ce2" office:value-type="string" calcext:value-type="string">
            <text:p>cp_wh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8mz</text:p>
          </table:table-cell>
          <table:table-cell table:style-name="ce3"/>
          <table:table-cell table:style-name="ce6"/>
          <table:table-cell table:style-name="ce3" table:number-columns-repeated="3"/>
          <table:table-cell table:style-name="ce2" table:formula="of:=CONCATENATE(&quot;preprocessing/00_raw/&quot;;[.A35];&quot;.raw&quot;)" office:value-type="string" office:string-value="preprocessing/00_raw/2019_0801Briken18.raw" calcext:value-type="string">
            <text:p>preprocessing/00_raw/2019_0801Briken18.raw</text:p>
          </table:table-cell>
          <table:table-cell table:style-name="ce2" table:formula="of:=CONCATENATE(&quot;preprocessing/01mzXML/dia/20190801/&quot;;[.A35];&quot;.mzXML&quot;)" office:value-type="string" office:string-value="preprocessing/01mzXML/dia/20190801/2019_0801Briken18.mzXML" calcext:value-type="string">
            <text:p>preprocessing/01mzXML/dia/20190801/2019_0801Briken18.mzXML</text:p>
          </table:table-cell>
          <table:table-cell table:style-name="ce2" table:formula="of:=CONCATENATE(&quot;preprocessing/01mzML/dia/20190801/&quot;;[.A35];&quot;.mzML&quot;)" office:value-type="string" office:string-value="preprocessing/01mzML/dia/20190801/2019_0801Briken18.mzML" calcext:value-type="string">
            <text:p>preprocessing/01mzML/dia/20190801/2019_0801Briken18.mzML</text:p>
          </table:table-cell>
          <table:table-cell table:style-name="ce2" table:formula="of:=CONCATENATE(&quot;preprocessing/08pyprophet/20190801/whole_8mz_tuberculist/&quot;;[.A35];&quot;_vs_20190801_whole_HCD_dia_scored.tsv&quot;)" office:value-type="string" office:string-value="preprocessing/08pyprophet/20190801/whole_8mz_tuberculist/2019_0801Briken18_vs_20190801_whole_HCD_dia_scored.tsv" calcext:value-type="string">
            <text:p>preprocessing/08pyprophet/20190801/whole_8mz_tuberculist/2019_0801Briken18_vs_20190801_whole_HCD_dia_scored.tsv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2019_0709Briken18</text:p>
          </table:table-cell>
          <table:table-cell table:style-name="ce3" office:value-type="string" calcext:value-type="string">
            <text:p>S36</text:p>
          </table:table-cell>
          <table:table-cell table:style-name="ce4" office:value-type="string" calcext:value-type="string">
            <text:p>6.24.19--36</text:p>
          </table:table-cell>
          <table:table-cell table:style-name="ce4" office:value-type="string" calcext:value-type="string">
            <text:p>H37Rv ΔEsx-5A Complement; Culture Filtrat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b20190610</text:p>
          </table:table-cell>
          <table:table-cell office:value-type="string" calcext:value-type="string">
            <text:p>l20190709</text:p>
          </table:table-cell>
          <table:table-cell office:value-type="string" calcext:value-type="string">
            <text:p>m20190709</text:p>
          </table:table-cell>
          <table:table-cell office:value-type="string" calcext:value-type="string">
            <text:p>t20190709</text:p>
          </table:table-cell>
          <table:table-cell/>
          <table:table-cell office:value-type="string" calcext:value-type="string">
            <text:p>a</text:p>
          </table:table-cell>
          <table:table-cell table:style-name="ce3" table:formula="of:=[.A36]" office:value-type="string" office:string-value="2019_0709Briken18" calcext:value-type="string">
            <text:p>2019_0709Briken18</text:p>
          </table:table-cell>
          <table:table-cell office:value-type="string" calcext:value-type="string">
            <text:p>t18</text:p>
          </table:table-cell>
          <table:table-cell table:style-name="ce2" office:value-type="string" calcext:value-type="string">
            <text:p>complement</text:p>
          </table:table-cell>
          <table:table-cell office:value-type="string" calcext:value-type="string">
            <text:p>culture_filtrate</text:p>
          </table:table-cell>
          <table:table-cell office:value-type="string" calcext:value-type="string">
            <text:p>cp_cf</text:p>
          </table:table-cell>
          <table:table-cell table:style-name="ce2" office:value-type="string" calcext:value-type="string">
            <text:p>undef</text:p>
          </table:table-cell>
          <table:table-cell office:value-type="string" calcext:value-type="string">
            <text:p>8mz</text:p>
          </table:table-cell>
          <table:table-cell/>
          <table:table-cell table:style-name="ce7"/>
          <table:table-cell table:number-columns-repeated="3"/>
          <table:table-cell table:formula="of:=CONCATENATE(&quot;preprocessing/00_raw/&quot;;[.A36]; &quot;.raw&quot;)" office:value-type="string" office:string-value="preprocessing/00_raw/2019_0709Briken18.raw" calcext:value-type="string">
            <text:p>preprocessing/00_raw/2019_0709Briken18.raw</text:p>
          </table:table-cell>
          <table:table-cell table:formula="of:=CONCATENATE(&quot;preprocessing/01mzXML/dia/20190718/&quot;; [.A36]; &quot;.mzXML&quot;)" office:value-type="string" office:string-value="preprocessing/01mzXML/dia/20190718/2019_0709Briken18.mzXML" calcext:value-type="string">
            <text:p>preprocessing/01mzXML/dia/20190718/2019_0709Briken18.mzXML</text:p>
          </table:table-cell>
          <table:table-cell table:formula="of:=CONCATENATE(&quot;preprocessing/01mzML/dia/20190718/&quot;; [.A36]; &quot;.mzML&quot;)" office:value-type="string" office:string-value="preprocessing/01mzML/dia/20190718/2019_0709Briken18.mzML" calcext:value-type="string">
            <text:p>preprocessing/01mzML/dia/20190718/2019_0709Briken18.mzML</text:p>
          </table:table-cell>
          <table:table-cell table:formula="of:=CONCATENATE(&quot;preprocessing/08pyprophet/20190718/whole_8mz_tuberculist/&quot;; [.A36]; &quot;_vs_20190718_whole_HCD_dia_scored.tsv&quot;)" office:value-type="string" office:string-value="preprocessing/08pyprophet/20190718/whole_8mz_tuberculist/2019_0709Briken18_vs_20190718_whole_HCD_dia_scored.tsv" calcext:value-type="string">
            <text:p>preprocessing/08pyprophet/20190718/whole_8mz_tuberculist/2019_0709Briken18_vs_20190718_whole_HCD_dia_scored.tsv</text:p>
          </table:table-cell>
          <table:table-cell table:number-columns-repeated="995"/>
        </table:table-row>
        <table:table-row table:style-name="ro1" table:number-rows-repeated="31">
          <table:table-cell table:style-name="ce4" table:number-columns-repeated="2"/>
          <table:table-cell table:number-columns-repeated="11"/>
          <table:table-cell table:style-name="ce4"/>
          <table:table-cell table:number-columns-repeated="7"/>
          <table:table-cell table:style-name="ce7"/>
          <table:table-cell table:number-columns-repeated="1002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8">
          <table:table-cell table:style-name="ce4" table:number-columns-repeated="2"/>
          <table:table-cell table:number-columns-repeated="11"/>
          <table:table-cell table:style-name="ce4"/>
          <table:table-cell table:number-columns-repeated="7"/>
          <table:table-cell table:style-name="ce7"/>
          <table:table-cell table:number-columns-repeated="100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" svg:font-family="Sans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4:00:09.728002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02T17:39:04</meta:creation-date>
    <meta:initial-creator>trey</meta:initial-creator>
    <dc:language>en-US</dc:language>
    <dc:date>2019-10-21T14:21:35.546004045</dc:date>
    <meta:editing-cycles>66</meta:editing-cycles>
    <meta:editing-duration>P1DT16H47M47S</meta:editing-duration>
    <meta:generator>LibreOffice/6.3.3.1$Linux_X86_64 LibreOffice_project/30$Build-1</meta:generator>
    <meta:document-statistic meta:table-count="1" meta:cell-count="7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